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pitch="fixed"/>
    <style:font-face style:name="Liberation Sans1" svg:font-family="'Liberation Sans'" style:font-pitch="variable"/>
    <style:font-face style:name="Ubuntu1" svg:font-family="Ubuntu" style:font-pitch="variable"/>
    <style:font-face style:name="Ubuntu Condensed" svg:font-family="'Ubuntu Condensed'"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420e"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1.397cm"/>
    </style:style>
    <style:style style:name="pr1" style:family="presentation" style:parent-style-name="Default-subtitle">
      <style:graphic-properties draw:fill-color="#ffffff" draw:auto-grow-height="true" fo:min-height="12.179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title">
      <style:graphic-properties fo:min-height="17cm"/>
    </style:style>
    <style:style style:name="pr5" style:family="presentation" style:parent-style-name="Default-title">
      <style:graphic-properties fo:min-height="11.2cm"/>
    </style:style>
    <style:style style:name="pr6" style:family="presentation" style:parent-style-name="Default-title">
      <style:graphic-properties fo:min-height="2.447cm"/>
    </style:style>
    <style:style style:name="pr7" style:family="presentation" style:parent-style-name="Default-title">
      <style:graphic-properties fo:min-height="15.894cm"/>
    </style:style>
    <style:style style:name="pr8" style:family="presentation" style:parent-style-name="Default-title">
      <style:graphic-properties fo:min-height="13cm"/>
    </style:style>
    <style:style style:name="pr9" style:family="presentation" style:parent-style-name="Default-subtitle">
      <style:graphic-properties draw:fill-color="#ffffff" draw:auto-grow-height="true" fo:min-height="12.966cm"/>
    </style:style>
    <style:style style:name="P1" style:family="paragraph">
      <style:text-properties fo:color="#ffffff" style:font-name="Ubuntu1" fo:font-size="40pt" style:font-size-asian="40pt" style:font-size-complex="40pt"/>
    </style:style>
    <style:style style:name="P2" style:family="paragraph">
      <style:text-properties fo:font-size="32pt" style:font-size-asian="32pt" style:font-size-complex="32pt"/>
    </style:style>
    <style:style style:name="P3" style:family="paragraph">
      <style:text-properties fo:font-size="20pt"/>
    </style:style>
    <style:style style:name="P4" style:family="paragraph">
      <style:text-properties fo:color="#ffffff" style:font-name="Ubuntu1" fo:font-size="44pt" style:font-size-asian="44pt" style:font-size-complex="44pt"/>
    </style:style>
    <style:style style:name="P5" style:family="paragraph">
      <style:text-properties fo:color="#ffffff" style:font-name="Ubuntu Mono1" fo:font-size="24pt" style:font-size-asian="24pt" style:font-size-complex="24pt"/>
    </style:style>
    <style:style style:name="P6" style:family="paragraph">
      <style:paragraph-properties fo:text-align="start"/>
    </style:style>
    <style:style style:name="P7" style:family="paragraph">
      <style:paragraph-properties fo:text-align="start"/>
      <style:text-properties style:font-name="Ubuntu Mono1" fo:font-size="24pt" style:font-size-asian="24pt" style:font-size-complex="24pt"/>
    </style:style>
    <style:style style:name="P8" style:family="paragraph">
      <style:paragraph-properties fo:text-align="start"/>
      <style:text-properties fo:font-size="32pt" style:font-size-asian="32pt" style:font-size-complex="32pt"/>
    </style:style>
    <style:style style:name="P9" style:family="paragraph">
      <style:paragraph-properties fo:text-align="start"/>
      <style:text-properties style:font-name="Ubuntu Mono1" fo:font-size="18pt" style:font-size-asian="18pt" style:font-size-complex="18pt"/>
    </style:style>
    <style:style style:name="P10" style:family="paragraph">
      <style:paragraph-properties fo:text-align="start"/>
      <style:text-properties fo:font-size="28pt" style:font-size-asian="28pt" style:font-size-complex="28pt"/>
    </style:style>
    <style:style style:name="P11" style:family="paragraph">
      <style:text-properties fo:color="#ffffff" style:font-name="Ubuntu Mono1" fo:font-size="23pt" style:font-size-asian="23pt" style:font-size-complex="23pt"/>
    </style:style>
    <style:style style:name="P12" style:family="paragraph">
      <style:paragraph-properties fo:text-align="start"/>
      <style:text-properties style:font-name="Ubuntu Mono1" fo:font-size="26pt" style:font-size-asian="26pt" style:font-size-complex="26pt"/>
    </style:style>
    <style:style style:name="P13" style:family="paragraph">
      <style:paragraph-properties fo:text-align="end"/>
      <style:text-properties fo:font-size="22pt"/>
    </style:style>
    <style:style style:name="P14" style:family="paragraph">
      <style:paragraph-properties fo:text-align="end"/>
      <style:text-properties fo:color="#ffffff" style:font-name="Ubuntu Condensed" fo:font-size="22pt" style:font-size-asian="22pt" style:font-size-complex="22pt"/>
    </style:style>
    <style:style style:name="P15" style:family="paragraph">
      <style:text-properties fo:font-size="44pt"/>
    </style:style>
    <style:style style:name="P16" style:family="paragraph">
      <style:text-properties fo:color="#ffffff" style:font-name="Ubuntu Mono1" fo:font-size="20pt" style:font-size-asian="20pt" style:font-size-complex="20pt"/>
    </style:style>
    <style:style style:name="P17" style:family="paragraph">
      <style:text-properties fo:font-size="24pt"/>
    </style:style>
    <style:style style:name="P18" style:family="paragraph">
      <style:text-properties fo:font-size="20pt" style:font-size-asian="20pt" style:font-size-complex="20pt"/>
    </style:style>
    <style:style style:name="T1" style:family="text">
      <style:text-properties fo:color="#ffffff" style:font-name="Ubuntu1" fo:font-size="54pt" style:font-size-asian="54pt" style:font-size-complex="54pt"/>
    </style:style>
    <style:style style:name="T2" style:family="text">
      <style:text-properties fo:color="#ffffff" style:font-name="Ubuntu1" fo:font-size="28pt" style:font-size-asian="28pt" style:font-size-complex="28pt"/>
    </style:style>
    <style:style style:name="T3" style:family="text">
      <style:text-properties fo:font-size="32pt" style:font-size-asian="32pt" style:font-size-complex="32pt"/>
    </style:style>
    <style:style style:name="T4" style:family="text">
      <style:text-properties fo:font-size="20pt"/>
    </style:style>
    <style:style style:name="T5" style:family="text">
      <style:text-properties fo:color="#ffffff" style:font-name="Ubuntu1" fo:font-size="44pt" style:font-size-asian="44pt" style:font-size-complex="44pt"/>
    </style:style>
    <style:style style:name="T6" style:family="text">
      <style:text-properties fo:color="#ffffff" style:font-name="Ubuntu Mono1" fo:font-size="24pt" style:font-size-asian="24pt" style:font-size-complex="24pt"/>
    </style:style>
    <style:style style:name="T7" style:family="text">
      <style:text-properties style:font-name="Ubuntu Mono1" fo:font-size="24pt" style:font-size-asian="24pt" style:font-size-complex="24pt"/>
    </style:style>
    <style:style style:name="T8" style:family="text">
      <style:text-properties style:font-name="Ubuntu1" fo:font-size="32pt" style:font-size-asian="32pt" style:font-size-complex="32pt"/>
    </style:style>
    <style:style style:name="T9" style:family="text">
      <style:text-properties style:font-name="Ubuntu Mono1" fo:font-size="26pt" style:font-size-asian="26pt" style:font-size-complex="26pt"/>
    </style:style>
    <style:style style:name="T10" style:family="text">
      <style:text-properties style:use-window-font-color="true" style:font-name="Ubuntu Mono1" fo:font-size="24pt" style:font-size-asian="24pt" style:font-size-complex="24pt"/>
    </style:style>
    <style:style style:name="T11" style:family="text">
      <style:text-properties style:use-window-font-color="true" style:font-name="Liberation Sans2" fo:font-size="20pt" style:font-size-asian="20pt" style:font-size-complex="20pt"/>
    </style:style>
    <style:style style:name="T12" style:family="text">
      <style:text-properties fo:font-size="28pt" style:font-size-asian="28pt" style:font-size-complex="28pt"/>
    </style:style>
    <style:style style:name="T13" style:family="text">
      <style:text-properties fo:color="#ffffff" style:font-name="Ubuntu Mono1" fo:font-size="23pt" style:font-size-asian="23pt" style:font-size-complex="23pt"/>
    </style:style>
    <style:style style:name="T14" style:family="text">
      <style:text-properties fo:color="#ffffff" style:font-name="Ubuntu Condensed" fo:font-size="22pt" style:font-size-asian="22pt" style:font-size-complex="22pt"/>
    </style:style>
    <style:style style:name="T15" style:family="text">
      <style:text-properties style:font-name="Ubuntu Mono1" fo:font-size="22pt" style:font-size-asian="22pt" style:font-size-complex="22pt"/>
    </style:style>
    <style:style style:name="T16" style:family="text">
      <style:text-properties fo:color="#ffffff" style:font-name="Ubuntu1" fo:font-size="44pt" fo:font-style="normal" style:font-size-asian="44pt" style:font-style-asian="normal" style:font-size-complex="44pt" style:font-style-complex="normal"/>
    </style:style>
    <style:style style:name="T17" style:family="text">
      <style:text-properties fo:color="#ffffff" style:font-name="Ubuntu1" fo:font-size="44pt" fo:font-style="italic" style:font-size-asian="44pt" style:font-style-asian="italic" style:font-size-complex="44pt" style:font-style-complex="italic"/>
    </style:style>
    <style:style style:name="T18" style:family="text">
      <style:text-properties fo:color="#ff420e" style:font-name="Ubuntu1" fo:font-size="44pt" style:font-size-asian="44pt" style:font-size-complex="44pt"/>
    </style:style>
    <style:style style:name="T19" style:family="text">
      <style:text-properties fo:color="#ffffff" style:font-name="Ubuntu Mono1" fo:font-size="20pt" style:font-size-asian="20pt" style:font-size-complex="20pt"/>
    </style:style>
    <style:style style:name="T20" style:family="text">
      <style:text-properties fo:color="#ffffff" style:font-name="Ubuntu1" fo:font-size="32pt" style:font-size-asian="32pt" style:font-size-complex="32pt"/>
    </style:style>
    <style:style style:name="T21" style:family="text">
      <style:text-properties fo:color="#ff420e" style:font-name="Ubuntu1"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2cm" svg:height="12.179cm" svg:x="1.4cm" svg:y="4.411cm" presentation:class="subtitle" presentation:user-transformed="true">
          <draw:text-box>
            <text:p><text:span text:style-name="T1">Intro to AngularJS</text:span></text:p>
            <text:p><text:span text:style-name="T2"/></text:p>
            <text:p><text:span text:style-name="T2">by Jen Zajac</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I do suggest following along with the tutorial on the offical site afterwards in addition to taking this training.</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What is AngularJS?</text:p>
          </draw:text-box>
        </draw:frame>
        <draw:frame presentation:style-name="pr3" draw:text-style-name="P2" draw:layer="layout" svg:width="25.199cm" svg:height="3.506cm" svg:x="1.401cm" svg:y="10.447cm" presentation:class="title" presentation:user-transformed="true">
          <draw:text-box>
            <text:p xml:id="id1" text:id="id1"><text:span text:style-name="T3">What benefits does it give me?</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2" draw:layer="layout" svg:width="16.799cm" svg:height="13.364cm" svg:x="2.1cm" svg:y="14.107cm" presentation:class="notes">
            <draw:text-box>
              <text:p>See next slides :)</text:p>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6.747cm" presentation:class="title" presentation:user-transformed="true">
          <draw:text-box>
            <text:p>Two way data binding</text:p>
          </draw:text-box>
        </draw:frame>
        <draw:frame presentation:style-name="pr3" draw:text-style-name="P2" draw:layer="layout" svg:width="25.199cm" svg:height="3.811cm" svg:x="1.401cm" svg:y="10.295cm" presentation:class="title" presentation:user-transformed="true">
          <draw:text-box>
            <text:p xml:id="id2" text:id="id2"><text:span text:style-name="T3">"any changes to the view are immediately reflected in the model, and any changes in the model are propagated to the view"</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text-style-name="P3" draw:layer="layout" svg:width="16.799cm" svg:height="13.364cm" svg:x="2.1cm" svg:y="14.107cm" presentation:class="notes">
            <draw:text-box>
              <text:p><text:span text:style-name="T4">- as the user interacts with the page, changes flow through immediately</text:span></text:p>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MVC</text:p>
          </draw:text-box>
        </draw:frame>
        <draw:frame presentation:style-name="pr3" draw:text-style-name="P2" draw:layer="layout" svg:width="25.199cm" svg:height="3.506cm" svg:x="1.401cm" svg:y="9.447cm" presentation:class="title" presentation:user-transformed="true">
          <draw:text-box>
            <text:p xml:id="id3" text:id="id3"><text:span text:style-name="T3">(ish)</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2" draw:text-style-name="P3" draw:layer="layout" svg:width="16.799cm" svg:height="13.364cm" svg:x="2.1cm" svg:y="14.107cm" presentation:class="notes">
            <draw:text-box>
              <text:p><text:span text:style-name="T4">- model is any data that is reachable as a property of an angular Scope object</text:span></text:p>
              <text:p><text:span text:style-name="T4">- the view is the DOM loaded and rendered in the browser, after Angular has transformed the DOM based on information in the template, controller and model</text:span></text:p>
              <text:p><text:span text:style-name="T4">- controller is a JavaScript function(type/class) that is used to augment instances of angular Scope. should be unique business logic only, everything else should be a service, directive or filter</text:span></text:p>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Tests!</text:p>
          </draw:text-box>
        </draw:frame>
        <draw:frame presentation:style-name="pr3" draw:text-style-name="P2" draw:layer="layout" svg:width="25.199cm" svg:height="3.506cm" svg:x="1.401cm" svg:y="9.447cm" presentation:class="title" presentation:user-transformed="true">
          <draw:text-box>
            <text:p xml:id="id4" text:id="id4"><text:span text:style-name="T3">Both e2e and Unit</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2" draw:text-style-name="P3" draw:layer="layout" svg:width="16.799cm" svg:height="13.364cm" svg:x="2.1cm" svg:y="14.107cm" presentation:class="notes">
            <draw:text-box>
              <text:p><text:span text:style-name="T4">- uses node.js based 'Karma' test runner</text:span></text:p>
              <text:p><text:span text:style-name="T4">- can substitute other test runners if you like e.g. I have used Jasmine's HTML based unit test runner</text:span></text:p>
              <text:p><text:span text:style-name="T4">- suggested to use Jasmine for the syntax of the unit tests e.g. expect(thing.length).toBe(3);</text:span></text:p>
            </draw:text-box>
          </draw:frame>
        </presentation:notes>
      </draw:page>
      <draw:page draw:name="page6"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What scenarios would it</text:span></text:p>
            <text:p><text:span text:style-name="T5">be a good fit for?</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2" draw:text-style-name="P3" draw:layer="layout" svg:width="16.799cm" svg:height="13.364cm" svg:x="2.1cm" svg:y="14.107cm" presentation:class="notes">
            <draw:text-box>
              <text:p><text:span text:style-name="T4"><text:s text:c="4"/></text:span><text:span text:style-name="T4">- new site, or new section of site</text:span></text:p>
              <text:p><text:span text:style-name="T4"><text:s text:c="4"/></text:span><text:span text:style-name="T4">- talking to api</text:span></text:p>
              <text:p><text:span text:style-name="T4"><text:s text:c="4"/></text:span><text:span text:style-name="T4">- making page more responsive</text:span></text:p>
              <text:p><text:span text:style-name="T4"><text:s text:c="4"/></text:span><text:span text:style-name="T4">- watch out for browser compatibility</text:span></text:p>
              <text:p><text:span text:style-name="T4"><text:s text:c="4"/></text:span><text:span text:style-name="T4">- historically not great for animation, but there are animation features now</text:span></text:p>
              <text:p><text:span text:style-name="T4"><text:s text:c="4"/></text:span><text:span text:style-name="T4">- IE8 and above</text:span></text:p>
              <text:p><text:span text:style-name="T4"><text:s text:c="4"/></text:span><text:span text:style-name="T4">- <text:s/>not good to have two way binding for pages with LOTS of data e.g. &gt; 500ish rows in a table is starting to get a bit big</text:span></text:p>
            </draw:text-box>
          </draw:frame>
        </presentation:notes>
      </draw:page>
      <draw:page draw:name="page7"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How does it work?</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text-style-name="P3" draw:layer="layout" svg:width="16.799cm" svg:height="13.364cm" svg:x="2.1cm" svg:y="14.107cm" presentation:class="notes">
            <draw:text-box>
              <text:p><text:span text:style-name="T4">See next slides :)</text:span></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Self contained modules</text:p>
          </draw:text-box>
        </draw:frame>
        <draw:frame presentation:style-name="pr3" draw:text-style-name="P2" draw:layer="layout" svg:width="25.199cm" svg:height="3.506cm" svg:x="1.401cm" svg:y="9.447cm" presentation:class="title" presentation:user-transformed="true">
          <draw:text-box>
            <text:p><text:span text:style-name="T3"><text:a xlink:href="http://docs.angularjs.org/guide/module" xlink:type="simple">http://docs.angularjs.org/guide/module</text:a></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2" draw:text-style-name="P3" draw:layer="layout" svg:width="16.799cm" svg:height="13.364cm" svg:x="2.1cm" svg:y="14.107cm" presentation:class="notes">
            <draw:text-box>
              <text:p><text:span text:style-name="T4">- Angular apps don't have a main method</text:span></text:p>
              <text:p><text:span text:style-name="T4">- Uses modules instead, which are written in a declarative fashion (always state exactly what other modules are required)</text:span></text:p>
              <text:p><text:span text:style-name="T4">- Conventions govern how Angular applications typically have modules set up</text:span></text:p>
              <text:p><text:span text:style-name="T4">- In unit-testing there is no need to load all modules, which may aid in writing unit-tests</text:span></text:p>
              <text:p><text:span text:style-name="T4">- Additional modules can be loaded in scenario tests, which can override some of the configuration and help end-to-end test the application</text:span></text:p>
              <text:p><text:span text:style-name="T4">- Easy segregation of third party code</text:span></text:p>
            </draw:text-box>
          </draw:frame>
        </presentation:notes>
      </draw:page>
      <draw:page draw:name="page9"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How to divide up your code</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2" draw:text-style-name="P3" draw:layer="layout" svg:width="16.799cm" svg:height="13.364cm" svg:x="2.1cm" svg:y="14.107cm" presentation:class="notes">
            <draw:text-box>
              <text:p><text:span text:style-name="T4">- used to be: controllers, directives, filters</text:span></text:p>
              <text:p><text:span text:style-name="T4">- app.js is the main 'setup'</text:span></text:p>
              <text:p><text:span text:style-name="T4">- can be one .js file, but conventionally you seperate stuff out</text:span></text:p>
              <text:p><text:span text:style-name="T4">- for big projects, it's better to split things up by functionality</text:span></text:p>
            </draw:text-box>
          </draw:frame>
        </presentation:notes>
      </draw:page>
      <draw:page draw:name="page10" draw:style-name="dp1" draw:master-page-name="Default" presentation:presentation-page-layout-name="AL1T0">
        <office:forms form:automatic-focus="false" form:apply-design-mode="false"/>
        <draw:frame presentation:style-name="pr1" draw:text-style-name="P4" draw:layer="layout" svg:width="25.2cm" svg:height="12.179cm" svg:x="1.4cm" svg:y="1.411cm" presentation:class="subtitle" presentation:user-transformed="true">
          <draw:text-box>
            <text:p><text:span text:style-name="T5">Templates</text:span></text:p>
          </draw:text-box>
        </draw:frame>
        <draw:frame draw:style-name="gr2" draw:text-style-name="P5" draw:layer="layout" svg:width="20.729cm" svg:height="4.486cm" svg:x="5.105cm" svg:y="10.953cm">
          <draw:text-box>
            <text:p><text:span text:style-name="T6">&lt;div ng-app="phonecatApp"&gt;</text:span></text:p>
            <text:p><text:span text:style-name="T6"/></text:p>
            <text:p><text:span text:style-name="T6"><text:s text:c="4"/></text:span><text:span text:style-name="T6">&lt;div ng-controller="myController"&gt;</text:span></text:p>
            <text:p><text:span text:style-name="T6"><text:s text:c="8"/></text:span><text:span text:style-name="T6">&lt;h2&gt;{{ myVariable | lowercase }}&lt;/h2&gt;</text:span></text:p>
            <text:p><text:span text:style-name="T6"><text:s text:c="4"/></text:span><text:span text:style-name="T6">&lt;/div&gt;</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2" draw:text-style-name="P3" draw:layer="layout" svg:width="16.799cm" svg:height="13.364cm" svg:x="2.1cm" svg:y="14.107cm" presentation:class="notes">
            <draw:text-box>
              <text:p><text:span text:style-name="T4">- templates use a mix of HTML, handlebars-style curly braces, and angular attributes (prefixed with ng-</text:span></text:p>
              <text:p><text:span text:style-name="T4"/></text:p>
              <text:p><text:span text:style-name="T4">- as a convention, any attributes will be lowercased and use hyphens as seperators, but in the javascript that will be translated to camelCase. E.g. ng-controller would be referrred to in Angular's source code as ngController. This is more relevant once we start writing our own directives</text:span></text:p>
            </draw:text-box>
          </draw:frame>
        </presentation:notes>
      </draw:page>
      <draw:page draw:name="page11"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Filters?</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2" draw:text-style-name="P3" draw:layer="layout" svg:width="16.799cm" svg:height="13.364cm" svg:x="2.1cm" svg:y="14.107cm" presentation:class="notes" presentation:user-transformed="true">
            <draw:text-box>
              <text:p><text:span text:style-name="T4">- a filter formats the value of an expression for display to the user</text:span></text:p>
              <text:p><text:span text:style-name="T4">- Filters can be used both in templates and within controllers or other Angular JS code. Angular comes with a number of built in filters, and we can write our own</text:span></text:p>
            </draw:text-box>
          </draw:frame>
        </presentation:notes>
      </draw:page>
      <draw:page draw:name="page12"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Directives?</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2" draw:text-style-name="P3" draw:layer="layout" svg:width="16.799cm" svg:height="13.364cm" svg:x="2.1cm" svg:y="14.107cm" presentation:class="notes" presentation:user-transformed="true">
            <draw:text-box>
              <text:p><text:span text:style-name="T4">- directives are the building blocks for custom DOM elements, or for event handling etc</text:span></text:p>
              <text:p><text:span text:style-name="T4">- To create a date picker with jQuery we would first add an input to the HTML, and in the JS we'd call $(element).datePicker(). Figuring out the realtion between the HTML and the javascript is not straightforwards later. <text:s/>A directive for a date picker might look like this: &lt;date-picker&gt;&lt;/date-picker&gt;. When the template is rendered it will be replaced. It's more obvious that this is a custom component (and we can make it more so with naming conventions)</text:span></text:p>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Controllers &amp; Scope</text:p>
          </draw:text-box>
        </draw:frame>
        <draw:frame presentation:style-name="pr3" draw:text-style-name="P2" draw:layer="layout" svg:width="25.199cm" svg:height="3.506cm" svg:x="1.402cm" svg:y="9.447cm" presentation:class="title" presentation:user-transformed="true">
          <draw:text-box>
            <text:p><text:span text:style-name="T3"><text:a xlink:href="http://docs.angularjs.org/guide/scope" xlink:type="simple">http://docs.angularjs.org/guide/scope</text:a></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2" draw:text-style-name="P3" draw:layer="layout" svg:width="16.799cm" svg:height="13.364cm" svg:x="2.1cm" svg:y="14.107cm" presentation:class="notes">
            <draw:text-box>
              <text:p><text:span text:style-name="T4">- <text:s/>This is what makes that two way data binding we talked about work</text:span></text:p>
              <text:p><text:span text:style-name="T4">- "Scope is the glue between application controller and the view."</text:span></text:p>
              <text:p><text:span text:style-name="T4">- hierarchies</text:span></text:p>
              <text:p><text:span text:style-name="T4">- decended from root scope</text:span></text:p>
              <text:p><text:span text:style-name="T4">- scopes get updated automatically via 'watch' code (but can take manual control with apply)</text:span></text:p>
            </draw:text-box>
          </draw:frame>
        </presentation:notes>
      </draw:page>
      <draw:page draw:name="page14"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A cut down version of </text:span></text:p>
            <text:p><text:span text:style-name="T5">jQuery is used under the hood</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2" draw:text-style-name="P3" draw:layer="layout" svg:width="16.799cm" svg:height="13.364cm" svg:x="2.1cm" svg:y="14.107cm" presentation:class="notes">
            <draw:text-box>
              <text:p><text:span text:style-name="T4">- jqlite</text:span></text:p>
              <text:p><text:span text:style-name="T4">- subset of jquery selectors are available</text:span></text:p>
              <text:p><text:span text:style-name="T4">- you can include jquery if you want</text:span></text:p>
              <text:p><text:span text:style-name="T4">- e.g. I often include it to use jQuery's $.map</text:span></text:p>
              <text:p><text:span text:style-name="T4">- you SHOULD NOT be using jQuery selectors within your controllers</text:span></text:p>
            </draw:text-box>
          </draw:frame>
        </presentation:notes>
      </draw:page>
      <draw:page draw:name="page15"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Services</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2" draw:text-style-name="P3" draw:layer="layout" svg:width="16.799cm" svg:height="13.364cm" svg:x="2.1cm" svg:y="14.107cm" presentation:class="notes">
            <draw:text-box>
              <text:p><text:span text:style-name="T4">- there is one other 'type' of contruct within Angular, a service. Services are a bit harder to define. I like to think of them as code that could be in your controller, but that you want to be reusable by other controllers.</text:span></text:p>
            </draw:text-box>
          </draw:frame>
        </presentation:notes>
      </draw:page>
      <draw:page draw:name="page16"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Useful features</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2" draw:text-style-name="P3" draw:layer="layout" svg:width="16.799cm" svg:height="13.364cm" svg:x="2.1cm" svg:y="14.107cm" presentation:class="notes">
            <draw:text-box>
              <text:p><text:span text:style-name="T4">- LOTS of built in cool things you can do</text:span></text:p>
              <text:p><text:span text:style-name="T4">- better to show you than to tell you</text:span></text:p>
            </draw:text-box>
          </draw:frame>
        </presentation:notes>
      </draw:page>
      <draw:page draw:name="page17" draw:style-name="dp3" draw:master-page-name="Default" presentation:presentation-page-layout-name="AL2T1">
        <office:forms form:automatic-focus="false" form:apply-design-mode="false"/>
        <draw:frame presentation:style-name="pr3" draw:layer="layout" svg:width="25.199cm" svg:height="3.506cm" svg:x="1.4cm" svg:y="8.747cm" presentation:class="title" presentation:user-transformed="true">
          <draw:text-box>
            <text:p>let's look at an actual project</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Simple structure</text:p>
          </draw:text-box>
        </draw:frame>
        <draw:frame presentation:style-name="pr4" draw:text-style-name="P7" draw:layer="layout" svg:width="25.199cm" svg:height="17cm" svg:x="1.4cm" svg:y="3.3cm" presentation:class="title" presentation:user-transformed="true">
          <draw:text-box>
            <text:p xml:id="id5" text:id="id5" text:style-name="P6"><text:span text:style-name="T7">app</text:span><text:span text:style-name="T7"><text:line-break/></text:span><text:span text:style-name="T7">├── css</text:span><text:span text:style-name="T7"><text:line-break/></text:span><text:span text:style-name="T7">│ <text:s text:c="2"/>└── app.css</text:span><text:span text:style-name="T7"><text:line-break/></text:span><text:span text:style-name="T7">├── img</text:span><text:span text:style-name="T7"><text:line-break/></text:span><text:span text:style-name="T7">├── index.html</text:span><text:span text:style-name="T7"><text:line-break/></text:span><text:span text:style-name="T7">├── js</text:span><text:span text:style-name="T7"><text:line-break/></text:span><text:span text:style-name="T7">│ <text:s text:c="2"/>├── app.js</text:span><text:span text:style-name="T7"><text:line-break/></text:span><text:span text:style-name="T7">│ <text:s text:c="2"/>├── controllers.js</text:span><text:span text:style-name="T7"><text:line-break/></text:span><text:span text:style-name="T7">│ <text:s text:c="2"/>├── directives.js</text:span><text:span text:style-name="T7"><text:line-break/></text:span><text:span text:style-name="T7">│ <text:s text:c="2"/>├── filters.js</text:span><text:span text:style-name="T7"><text:line-break/></text:span><text:span text:style-name="T7">│ <text:s text:c="2"/>└── services.js</text:span><text:span text:style-name="T7"><text:line-break/></text:span><text:span text:style-name="T7">├── lib</text:span><text:span text:style-name="T7"><text:line-break/></text:span><text:span text:style-name="T7">│ <text:s text:c="2"/>└── angular</text:span><text:span text:style-name="T7"><text:line-break/></text:span><text:span text:style-name="T7">│ <text:s text:c="6"/>└── &lt;angular files&gt;</text:span><text:span text:style-name="T7"><text:line-break/></text:span><text:span text:style-name="T7">└── partials</text:span><text:span text:style-name="T7"><text:line-break/></text:span><text:span text:style-name="T7"> <text:s text:c="3"/>├── partial1.html</text:span><text:span text:style-name="T7"><text:line-break/></text:span><text:span text:style-name="T7"> <text:s text:c="3"/>└── partial2.html</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More sophisticated structure</text:p>
          </draw:text-box>
        </draw:frame>
        <draw:frame presentation:style-name="pr4" draw:text-style-name="P7" draw:layer="layout" svg:width="25.199cm" svg:height="17cm" svg:x="1.4cm" svg:y="3.3cm" presentation:class="title" presentation:user-transformed="true">
          <draw:text-box>
            <text:p xml:id="id6" text:id="id6" text:style-name="P6"><text:span text:style-name="T7">app</text:span><text:span text:style-name="T7"><text:line-break/></text:span><text:span text:style-name="T7">├── app.css</text:span><text:span text:style-name="T7"><text:line-break/></text:span><text:span text:style-name="T7">├── app.js</text:span><text:span text:style-name="T7"><text:line-break/></text:span><text:span text:style-name="T7">├── index.html</text:span><text:span text:style-name="T7"><text:line-break/></text:span><text:span text:style-name="T7">├── components</text:span><text:span text:style-name="T7"><text:line-break/></text:span><text:span text:style-name="T7">│   └── component</text:span><text:span text:style-name="T7"><text:line-break/></text:span><text:span text:style-name="T7">│   <text:s text:c="4"/>├── component.js</text:span><text:span text:style-name="T7"><text:line-break/></text:span><text:span text:style-name="T7">│   <text:s text:c="4"/>├── component_test.js</text:span><text:span text:style-name="T7"><text:line-break/></text:span><text:span text:style-name="T7">│   <text:s text:c="4"/>├── component-filter.js</text:span><text:span text:style-name="T7"><text:line-break/></text:span><text:span text:style-name="T7">│   <text:s text:c="4"/>└── component-filter_test.js</text:span><text:span text:style-name="T7"><text:line-break/></text:span><text:span text:style-name="T7">├── view</text:span><text:span text:style-name="T7"><text:line-break/></text:span><text:span text:style-name="T7">│   ├── view.js</text:span><text:span text:style-name="T7"><text:line-break/></text:span><text:span text:style-name="T7">│   ├── view_test.js</text:span><text:span text:style-name="T7"><text:line-break/></text:span><text:span text:style-name="T7">│   └── view.html</text:span><text:span text:style-name="T7"><text:line-break/></text:span><text:span text:style-name="T7">└── another-view</text:span><text:span text:style-name="T7"><text:line-break/></text:span><text:span text:style-name="T7"> <text:s text:c="3"/>├── another-view.js</text:span><text:span text:style-name="T7"><text:line-break/></text:span><text:span text:style-name="T7"> <text:s text:c="3"/>├── another-view_test.js</text:span><text:span text:style-name="T7"><text:line-break/></text:span><text:span text:style-name="T7"> <text:s text:c="3"/>└── another-view.html</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Routes</text:p>
          </draw:text-box>
        </draw:frame>
        <draw:frame presentation:style-name="pr3" draw:text-style-name="P8" draw:layer="layout" svg:width="25.199cm" svg:height="3.506cm" svg:x="1.404cm" svg:y="2.847cm" presentation:class="title" presentation:user-transformed="true">
          <draw:text-box>
            <text:p text:style-name="P6"><text:span text:style-name="T3"><text:a xlink:href="http://localhost:8000/app/index.html#/view1" xlink:type="simple">http://localhost:8000/app/index.html#/view1</text:a></text:span></text:p>
          </draw:text-box>
        </draw:frame>
        <draw:frame presentation:style-name="pr5" draw:text-style-name="P9" draw:layer="layout" svg:width="25.199cm" svg:height="13.617cm" svg:x="1.402cm" svg:y="5.992cm" presentation:class="title" presentation:user-transformed="true">
          <draw:text-box>
            <text:p text:style-name="P6"><text:span text:style-name="T8">/view1/view1.js</text:span><text:span text:style-name="T9"><text:line-break/></text:span><text:span text:style-name="T9"><text:line-break/></text:span><text:span text:style-name="T9">config(['$routeProvider', function($routeProvider) {</text:span><text:span text:style-name="T9"><text:line-break/></text:span><text:span text:style-name="T9"> <text:s text:c="3"/>$routeProvider.when('/view1', {</text:span><text:span text:style-name="T9"><text:line-break/></text:span><text:span text:style-name="T9"> <text:s text:c="7"/>templateUrl: 'view1/view1.html',</text:span><text:span text:style-name="T9"><text:line-break/></text:span><text:span text:style-name="T9"> <text:s text:c="7"/>controller: 'View1Ctrl'</text:span><text:span text:style-name="T9"><text:line-break/></text:span><text:span text:style-name="T9"> <text:s text:c="3"/>});</text:span><text:span text:style-name="T9"><text:line-break/></text:span><text:span text:style-name="T9">}])</text:span><text:span text:style-name="T9"><text:line-break/></text:span><text:span text:style-name="T9"><text:line-break/></text:span><text:span text:style-name="T8">/app.js</text:span><text:span text:style-name="T9"><text:line-break/></text:span><text:span text:style-name="T9"><text:line-break/></text:span><text:span text:style-name="T9">config(['$routeProvider', function($routeProvider) {</text:span><text:span text:style-name="T9"><text:line-break/></text:span><text:span text:style-name="T9"> <text:s text:c="3"/>$routeProvider.otherwise({redirectTo: '/view1'});</text:span><text:span text:style-name="T9"><text:line-break/></text:span><text:span text:style-name="T9">}]);</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2" draw:text-style-name="P3" draw:layer="layout" svg:width="16.799cm" svg:height="13.364cm" svg:x="2.1cm" svg:y="14.107cm" presentation:class="notes">
            <draw:text-box>
              <text:p><text:span text:style-name="T4">- everything after the # fragment is part of the Angular <text:s/>app</text:span></text:p>
              <text:p><text:span text:style-name="T4">- the index.html bit wouldn't usually be there (it's just because the node server we're using isn't very sophisticated)</text:span></text:p>
              <text:p><text:span text:style-name="T4">- we can use HTML5 push state (for browsers that support it) to do away with the # altogether</text:span></text:p>
              <text:p><text:span text:style-name="T4">- in our app.js we associate particular routes with particular partial templates</text:span></text:p>
              <text:p><text:span text:style-name="T4">- we don't have to use routes and partials if we don't want to <text:s/>- alternatively you could either have a one page app or you can manually associate particular controllers with particular HTML pages whereever you like</text:span></text:p>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5cm" presentation:class="title" presentation:user-transformed="true">
          <draw:text-box>
            <text:p>Hello, World</text:p>
          </draw:text-box>
        </draw:frame>
        <draw:frame presentation:style-name="pr6" draw:text-style-name="P8" draw:layer="layout" svg:width="25.199cm" svg:height="2.447cm" svg:x="1.404cm" svg:y="4.006cm" presentation:class="title" presentation:user-transformed="true">
          <draw:text-box>
            <text:p text:style-name="P6"><text:span text:style-name="T3">view1/view1.js</text:span></text:p>
          </draw:text-box>
        </draw:frame>
        <draw:frame draw:style-name="gr2" draw:text-style-name="P5" draw:layer="layout" svg:width="25.196cm" svg:height="2.792cm" svg:x="1.104cm" svg:y="6.953cm">
          <draw:text-box>
            <text:p><text:span text:style-name="T6">.controller('View1Ctrl', ['$scope', function($scope) {</text:span></text:p>
            <text:p><text:span text:style-name="T6"><text:s text:c="4"/></text:span><text:span text:style-name="T6">$scope.test = 'world';</text:span></text:p>
            <text:p><text:span text:style-name="T6">}]);</text:span></text:p>
          </draw:text-box>
        </draw:frame>
        <draw:frame presentation:style-name="pr6" draw:text-style-name="P8" draw:layer="layout" svg:width="25.199cm" svg:height="2.447cm" svg:x="1.405cm" svg:y="13.006cm" presentation:class="title" presentation:user-transformed="true">
          <draw:text-box>
            <text:p text:style-name="P6"><text:span text:style-name="T3">view1/view1.html</text:span></text:p>
          </draw:text-box>
        </draw:frame>
        <draw:frame draw:style-name="gr2" draw:text-style-name="P5" draw:layer="layout" svg:width="25.196cm" svg:height="1.098cm" svg:x="1.105cm" svg:y="15.953cm">
          <draw:text-box>
            <text:p><text:span text:style-name="T6">&lt;p&gt;Hello {{ test }}.&lt;/p&gt;</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2" draw:text-style-name="P3" draw:layer="layout" svg:width="16.799cm" svg:height="13.364cm" svg:x="2.1cm" svg:y="14.107cm" presentation:class="notes">
            <draw:text-box>
              <text:p><text:span text:style-name="T4">- modify controllers.js to inject $scope into MyCtrl1</text:span></text:p>
              <text:p><text:span text:style-name="T4">- add a scope variable inside the controller function</text:span></text:p>
              <text:p><text:span text:style-name="T4">- modify partial1.html to output the variable</text:span></text:p>
              <text:p><text:span text:style-name="T4">- the square brackets prevent later issues with minification renaming variables</text:span></text:p>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HTTP Requests</text:p>
          </draw:text-box>
        </draw:frame>
        <draw:frame presentation:style-name="pr6" draw:text-style-name="P8" draw:layer="layout" svg:width="25.199cm" svg:height="5.081cm" svg:x="1.404cm" svg:y="3.289cm" presentation:class="title" presentation:user-transformed="true">
          <draw:text-box>
            <text:p text:style-name="P6"><text:span text:style-name="T3">Create a file called articles.json in your /app/ directory and paste the content of <text:s/></text:span><text:span text:style-name="T3"><text:a xlink:href="http://pastebin.com/raw.php?i=NgpHyUsJ" xlink:type="simple">http://pastebin.com/raw.php?i=NgpHyUsJ</text:a></text:span><text:span text:style-name="T3"> in. Modify view1/view1.js to add the '$http' service:</text:span></text:p>
          </draw:text-box>
        </draw:frame>
        <draw:frame draw:style-name="gr2" draw:text-style-name="P5" draw:layer="layout" svg:width="25.196cm" svg:height="4.486cm" svg:x="1.104cm" svg:y="9.3cm">
          <draw:text-box>
            <text:p><text:span text:style-name="T6">.controller('View1Ctrl', ['$scope', '$http', </text:span><text:span text:style-name="T6"><text:line-break/></text:span><text:span text:style-name="T6"> <text:s/>function($scope, $http) {</text:span></text:p>
            <text:p><text:span text:style-name="T6"><text:s text:c="4"/></text:span><text:span text:style-name="T6">$http.get('articles.json').success(function(data) {</text:span></text:p>
            <text:p><text:span text:style-name="T6"><text:s text:c="8"/></text:span><text:span text:style-name="T6">$scope.articles = data;</text:span></text:p>
            <text:p><text:span text:style-name="T6"><text:s text:c="4"/></text:span><text:span text:style-name="T6">});</text:span></text:p>
          </draw:text-box>
        </draw:frame>
        <draw:frame presentation:style-name="pr6" draw:text-style-name="P8" draw:layer="layout" svg:width="25.199cm" svg:height="2.447cm" svg:x="1.405cm" svg:y="13.706cm" presentation:class="title" presentation:user-transformed="true">
          <draw:text-box>
            <text:p text:style-name="P6"><text:span text:style-name="T3">view1/view1.html</text:span></text:p>
          </draw:text-box>
        </draw:frame>
        <draw:frame draw:style-name="gr2" draw:text-style-name="P5" draw:layer="layout" svg:width="25.196cm" svg:height="2.792cm" svg:x="1.105cm" svg:y="15.953cm">
          <draw:text-box>
            <text:p><text:span text:style-name="T6">&lt;pre&gt;</text:span></text:p>
            <text:p><text:span text:style-name="T6"><text:s text:c="4"/></text:span><text:span text:style-name="T6">{{ articles | json }}</text:span></text:p>
            <text:p><text:span text:style-name="T6">&lt;/pre&gt;</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2" draw:text-style-name="P3" draw:layer="layout" svg:width="16.799cm" svg:height="13.364cm" svg:x="2.1cm" svg:y="14.107cm" presentation:class="notes">
            <draw:text-box>
              <text:p><text:span text:style-name="T4">- watch out for cors </text:span><text:span text:style-name="T4"><text:a xlink:href="http://www.html5rocks.com/en/tutorials/cors/" xlink:type="simple">http://www.html5rocks.com/en/tutorials/cors/</text:a></text:span></text:p>
              <text:p><text:span text:style-name="T4">- the </text:span><text:span text:style-name="T10">| json </text:span><text:span text:style-name="T11">is an example of a filter being used</text:span></text:p>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Restful API service</text:p>
          </draw:text-box>
        </draw:frame>
        <draw:frame presentation:style-name="pr6" draw:text-style-name="P10" draw:layer="layout" svg:width="25.199cm" svg:height="2.447cm" svg:x="1.406cm" svg:y="3.707cm" presentation:class="title" presentation:user-transformed="true">
          <draw:text-box>
            <text:p text:style-name="P6"><text:span text:style-name="T12">new file – components/articles/articles-services.js</text:span></text:p>
          </draw:text-box>
        </draw:frame>
        <draw:frame draw:style-name="gr3" draw:text-style-name="P5" draw:layer="layout" svg:width="25.196cm" svg:height="6.18cm" svg:x="1.106cm" svg:y="5.854cm">
          <draw:text-box>
            <text:p><text:span text:style-name="T6">'use strict';</text:span></text:p>
            <text:p><text:span text:style-name="T6">angular.module('myApp.articles.articles-services', [])</text:span></text:p>
            <text:p><text:span text:style-name="T6">.factory('Articles', ['$resource', function($resource){</text:span></text:p>
            <text:p><text:span text:style-name="T6"><text:s text:c="4"/></text:span><text:span text:style-name="T6">return $resource('articles.json', {}, {</text:span></text:p>
            <text:p><text:span text:style-name="T6"><text:s text:c="8"/></text:span><text:span text:style-name="T6">query: {method:'GET', params:{}, isArray:true}</text:span></text:p>
            <text:p><text:span text:style-name="T6"><text:s text:c="4"/></text:span><text:span text:style-name="T6">});</text:span></text:p>
            <text:p><text:span text:style-name="T6">}]);</text:span></text:p>
          </draw:text-box>
        </draw:frame>
        <draw:frame presentation:style-name="pr6" draw:text-style-name="P8" draw:layer="layout" svg:width="25.199cm" svg:height="2.447cm" svg:x="1.405cm" svg:y="12.607cm" presentation:class="title" presentation:user-transformed="true">
          <draw:text-box>
            <text:p text:style-name="P6"><text:span text:style-name="T3">new file – components/articles/articles.js</text:span></text:p>
          </draw:text-box>
        </draw:frame>
        <draw:frame draw:style-name="gr2" draw:text-style-name="P5" draw:layer="layout" svg:width="25.196cm" svg:height="3.639cm" svg:x="1.105cm" svg:y="14.754cm">
          <draw:text-box>
            <text:p><text:span text:style-name="T6">'use strict';</text:span></text:p>
            <text:p><text:span text:style-name="T6">angular.module('myApp.articles', [</text:span></text:p>
            <text:p><text:span text:style-name="T6"><text:s text:c="2"/></text:span><text:span text:style-name="T6">'myApp.articles.articles-services'</text:span></text:p>
            <text:p><text:span text:style-name="T6">]);</text:span></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2" draw:text-style-name="P3" draw:layer="layout" svg:width="16.799cm" svg:height="13.364cm" svg:x="2.1cm" svg:y="14.107cm" presentation:class="notes">
            <draw:text-box>
              <text:p><text:span text:style-name="T4">now we'll swap the low level http service for a proper restful service using ng-resource</text:span></text:p>
              <text:p><text:span text:style-name="T4">This would really come into it's own when we started doing more than just GET</text:span></text:p>
              <text:p><text:span text:style-name="T4">Takes all of the http boilerplate away, no more dealing with URLs in the controllers</text:span></text:p>
              <text:p><text:span text:style-name="T4">Services can be used for more than just this – any code that isn't a directive or filter but that you will need between multiple controllers should be services</text:span></text:p>
              <text:p><text:span text:style-name="T4">By convention services are capitalised</text:span></text:p>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Restful API service continued</text:p>
          </draw:text-box>
        </draw:frame>
        <draw:frame presentation:style-name="pr6" draw:text-style-name="P8" draw:layer="layout" svg:width="25.199cm" svg:height="2.447cm" svg:x="1.406cm" svg:y="8.907cm" presentation:class="title" presentation:user-transformed="true">
          <draw:text-box>
            <text:p text:style-name="P6"><text:span text:style-name="T3">app.js</text:span></text:p>
          </draw:text-box>
        </draw:frame>
        <draw:frame draw:style-name="gr3" draw:text-style-name="P5" draw:layer="layout" svg:width="25.196cm" svg:height="4.486cm" svg:x="1.106cm" svg:y="10.954cm">
          <draw:text-box>
            <text:p><text:span text:style-name="T6">angular.module('myApp', [</text:span></text:p>
            <text:p><text:span text:style-name="T6"><text:s text:c="2"/></text:span><text:span text:style-name="T6">'ngRoute',</text:span></text:p>
            <text:p><text:span text:style-name="T6"><text:s text:c="2"/></text:span><text:span text:style-name="T6">'ngResource',</text:span></text:p>
            <text:p><text:span text:style-name="T6"><text:s text:c="2"/></text:span><text:span text:style-name="T6">'myApp.articles'</text:span></text:p>
            <text:p><text:span text:style-name="T6">...</text:span></text:p>
          </draw:text-box>
        </draw:frame>
        <draw:frame draw:style-name="gr3" draw:text-style-name="P5" draw:layer="layout" svg:width="25.196cm" svg:height="4.486cm" svg:x="1.105cm" svg:y="17.553cm">
          <draw:text-box>
            <text:p><text:span text:style-name="T6">controller('View1Ctrl', ['$scope', 'Articles',</text:span></text:p>
            <text:p><text:span text:style-name="T6"><text:s text:c="4"/></text:span><text:span text:style-name="T6">function($scope, Articles) {</text:span></text:p>
            <text:p><text:span text:style-name="T6"><text:s text:c="8"/></text:span><text:span text:style-name="T6">$scope.articles = Articles.query();</text:span></text:p>
            <text:p><text:span text:style-name="T6"/></text:p>
            <text:p><text:span text:style-name="T6"/></text:p>
          </draw:text-box>
        </draw:frame>
        <draw:frame presentation:style-name="pr6" draw:text-style-name="P8" draw:layer="layout" svg:width="25.199cm" svg:height="2.447cm" svg:x="1.406cm" svg:y="15.607cm" presentation:class="title" presentation:user-transformed="true">
          <draw:text-box>
            <text:p text:style-name="P6"><text:span text:style-name="T3">view1/view1.js</text:span></text:p>
          </draw:text-box>
        </draw:frame>
        <draw:frame presentation:style-name="pr6" draw:text-style-name="P8" draw:layer="layout" svg:width="25.199cm" svg:height="2.447cm" svg:x="1.405cm" svg:y="2.607cm" presentation:class="title" presentation:user-transformed="true">
          <draw:text-box>
            <text:p text:style-name="P6"><text:span text:style-name="T3">index.html</text:span></text:p>
          </draw:text-box>
        </draw:frame>
        <draw:frame draw:style-name="gr2" draw:text-style-name="P5" draw:layer="layout" svg:width="25.196cm" svg:height="4.486cm" svg:x="1.105cm" svg:y="4.754cm">
          <draw:text-box>
            <text:p><text:span text:style-name="T6">&lt;script src="bower_components/angular-resource/angular-resource.js"&gt;&lt;/script&gt;</text:span></text:p>
            <text:p><text:span text:style-name="T6">&lt;script src="components/articles/articles.js"&gt;&lt;/script&gt;</text:span></text:p>
            <text:p><text:span text:style-name="T6">&lt;script src="components/articles/articles-services.js"&gt;&lt;/script&gt;</text:span></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2" draw:text-style-name="P3" draw:layer="layout" svg:width="16.799cm" svg:height="13.364cm" svg:x="2.1cm" svg:y="14.107cm" presentation:class="notes">
            <draw:text-box>
              <text:p><text:span text:style-name="T4">now we'll swap the low level http service for a proper restful service using ng-resource</text:span></text:p>
              <text:p><text:span text:style-name="T4">This would really come into it's own when we started doing more than just GET</text:span></text:p>
              <text:p><text:span text:style-name="T4">Takes all of the http boilerplate away, no more dealing with URLs in the controllers</text:span></text:p>
              <text:p><text:span text:style-name="T4">Services can be used for more than just this – any code that isn't a directive or filter but that you will need between multiple controllers should be services</text:span></text:p>
              <text:p><text:span text:style-name="T4">By convention services are capitalised</text:span></text:p>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Writing a unit test</text:p>
          </draw:text-box>
        </draw:frame>
        <draw:frame presentation:style-name="pr6" draw:text-style-name="P10" draw:layer="layout" svg:width="25.199cm" svg:height="2.447cm" svg:x="1.404cm" svg:y="2.606cm" presentation:class="title" presentation:user-transformed="true">
          <draw:text-box>
            <text:p text:style-name="P6"><text:span text:style-name="T12">new file – components/articles/articles-services_test.js</text:span></text:p>
          </draw:text-box>
        </draw:frame>
        <draw:frame draw:style-name="gr2" draw:text-style-name="P5" draw:layer="layout" svg:width="25.196cm" svg:height="12.109cm" svg:x="1.104cm" svg:y="4.953cm">
          <draw:text-box>
            <text:p><text:span text:style-name="T6">'use strict';</text:span></text:p>
            <text:p><text:span text:style-name="T6"/></text:p>
            <text:p><text:span text:style-name="T6">describe('myApp.articles module', function() {</text:span></text:p>
            <text:p><text:span text:style-name="T6"><text:s text:c="2"/></text:span><text:span text:style-name="T6">beforeEach(module('myApp.articles', 'ngResource'));</text:span></text:p>
            <text:p><text:span text:style-name="T6"/></text:p>
            <text:p><text:span text:style-name="T6"><text:s text:c="2"/></text:span><text:span text:style-name="T6">describe('articles service', function() {</text:span></text:p>
            <text:p><text:span text:style-name="T6"/></text:p>
            <text:p><text:span text:style-name="T6"><text:s text:c="4"/></text:span><text:span text:style-name="T6">it('should make the Articles factory available', <text:s/></text:span><text:span text:style-name="T6"><text:line-break/></text:span><text:span text:style-name="T6"> <text:s text:c="5"/>inject(function(Articles, $resource) {</text:span></text:p>
            <text:p><text:span text:style-name="T6"><text:s text:c="8"/></text:span><text:span text:style-name="T6">expect(Articles).toBeDefined();</text:span></text:p>
            <text:p><text:span text:style-name="T6"><text:s text:c="4"/></text:span><text:span text:style-name="T6">}));</text:span></text:p>
            <text:p><text:span text:style-name="T6"/></text:p>
            <text:p><text:span text:style-name="T6"><text:s text:c="2"/></text:span><text:span text:style-name="T6">});</text:span></text:p>
            <text:p><text:span text:style-name="T6">});</text:span></text:p>
          </draw:text-box>
        </draw:frame>
        <draw:frame presentation:style-name="pr6" draw:text-style-name="P10" draw:layer="layout" svg:width="25.199cm" svg:height="2.447cm" svg:x="1.405cm" svg:y="16.607cm" presentation:class="title" presentation:user-transformed="true">
          <draw:text-box>
            <text:p text:style-name="P6"><text:span text:style-name="T12">../karma.conf.js – add to files array</text:span></text:p>
          </draw:text-box>
        </draw:frame>
        <draw:frame draw:style-name="gr2" draw:text-style-name="P11" draw:layer="layout" svg:width="25.196cm" svg:height="1.068cm" svg:x="1.104cm" svg:y="18.954cm">
          <draw:text-box>
            <text:p><text:span text:style-name="T13">'app/bower_components/angular-resource/angular-resource.js',</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2" draw:text-style-name="P3" draw:layer="layout" svg:width="16.799cm" svg:height="13.364cm" svg:x="2.1cm" svg:y="14.107cm" presentation:class="notes" presentation:user-transformed="true">
            <draw:text-box>
              <text:p><text:span text:style-name="T4">- we write a human readable description of what the test is testing</text:span></text:p>
              <text:p><text:span text:style-name="T4">- we write some expect statements, these are the actual tests that will suceed or fail</text:span></text:p>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Writing a unit test</text:p>
          </draw:text-box>
        </draw:frame>
        <draw:frame presentation:style-name="pr6" draw:text-style-name="P8" draw:layer="layout" svg:width="25.199cm" svg:height="4.734cm" svg:x="1.405cm" svg:y="3.862cm" presentation:class="title" presentation:user-transformed="true">
          <draw:text-box>
            <text:p text:style-name="P6"><text:span text:style-name="T3">run unit tests (in a new terminal tab, from root of the project)</text:span><text:span text:style-name="T3"><text:line-break/></text:span><text:span text:style-name="T3"> </text:span><text:span text:style-name="T3"><text:line-break/></text:span><text:span text:style-name="T7">npm test </text:span><text:span text:style-name="T9">↩</text:span></text:p>
          </draw:text-box>
        </draw:frame>
        <draw:frame presentation:style-name="pr6" draw:text-style-name="P8" draw:layer="layout" svg:width="25.199cm" svg:height="3.811cm" svg:x="1.406cm" svg:y="10.324cm" presentation:class="title" presentation:user-transformed="true">
          <draw:text-box>
            <text:p text:style-name="P6"><text:span text:style-name="T3">There should be one failure (not two!), for the “myApp.view1 module view1 controller should ....” test.</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2" draw:text-style-name="P3" draw:layer="layout" svg:width="16.799cm" svg:height="13.364cm" svg:x="2.1cm" svg:y="14.107cm" presentation:class="notes" presentation:user-transformed="true">
            <draw:text-box>
              <text:p><text:span text:style-name="T4">- we run the tests in a command line environment. The tests will rerun themselves automatically whenever we refresh the chrome instance the tests spawn</text:span></text:p>
              <text:p><text:span text:style-name="T4"/></text:p>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Fixing the other unit test</text:p>
          </draw:text-box>
        </draw:frame>
        <draw:frame presentation:style-name="pr6" draw:text-style-name="P10" draw:layer="layout" svg:width="25.199cm" svg:height="2.447cm" svg:x="1.404cm" svg:y="2.606cm" presentation:class="title" presentation:user-transformed="true">
          <draw:text-box>
            <text:p text:style-name="P6"><text:span text:style-name="T12">view1/view1.test</text:span></text:p>
          </draw:text-box>
        </draw:frame>
        <draw:frame draw:style-name="gr2" draw:text-style-name="P5" draw:layer="layout" svg:width="25.196cm" svg:height="12.109cm" svg:x="1.104cm" svg:y="4.953cm">
          <draw:text-box>
            <text:p><text:span text:style-name="T6"><text:s text:c="2"/></text:span><text:span text:style-name="T6">beforeEach(module('myApp.view1', 'myApp.articles', 'ngResource'));</text:span></text:p>
            <text:p><text:span text:style-name="T6"/></text:p>
            <text:p><text:span text:style-name="T6"><text:s text:c="2"/></text:span><text:span text:style-name="T6">describe('view1 controller', function(){</text:span></text:p>
            <text:p><text:span text:style-name="T6"/></text:p>
            <text:p><text:span text:style-name="T6"><text:s text:c="4"/></text:span><text:span text:style-name="T6">var scope, ctrl;</text:span></text:p>
            <text:p><text:span text:style-name="T6"><text:s text:c="4"/></text:span><text:span text:style-name="T6">beforeEach(inject(function($rootScope, $controller) {</text:span></text:p>
            <text:p><text:span text:style-name="T6"><text:s text:c="8"/></text:span><text:span text:style-name="T6">scope = $rootScope.$new();</text:span></text:p>
            <text:p><text:span text:style-name="T6"><text:s text:c="8"/></text:span><text:span text:style-name="T6">ctrl = $controller('View1Ctrl', {$scope: scope});</text:span></text:p>
            <text:p><text:span text:style-name="T6"><text:s text:c="4"/></text:span><text:span text:style-name="T6">}));</text:span></text:p>
            <text:p><text:span text:style-name="T6"/></text:p>
            <text:p><text:span text:style-name="T6"><text:s text:c="4"/></text:span><text:span text:style-name="T6">it('should have a scope', inject(function() {</text:span></text:p>
            <text:p><text:span text:style-name="T6"><text:s text:c="6"/></text:span><text:span text:style-name="T6">expect(ctrl).toBeDefined();</text:span></text:p>
            <text:p><text:span text:style-name="T6"><text:s text:c="4"/></text:span><text:span text:style-name="T6">}));</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2" draw:text-style-name="P3" draw:layer="layout" svg:width="16.799cm" svg:height="13.364cm" svg:x="2.1cm" svg:y="14.107cm" presentation:class="notes" presentation:user-transformed="true">
            <draw:text-box>
              <text:p>The other unit test is broken because of the scope object we started passing in when we wrote our original hello world code</text:p>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Unit test with a mock</text:p>
          </draw:text-box>
        </draw:frame>
        <draw:frame presentation:style-name="pr6" draw:text-style-name="P10" draw:layer="layout" svg:width="25.199cm" svg:height="2.447cm" svg:x="1.404cm" svg:y="2.606cm" presentation:class="title" presentation:user-transformed="true">
          <draw:text-box>
            <text:p text:style-name="P6"><text:span text:style-name="T12">view1/view1.test</text:span></text:p>
          </draw:text-box>
        </draw:frame>
        <draw:frame draw:style-name="gr2" draw:text-style-name="P5" draw:layer="layout" svg:width="25.196cm" svg:height="7.874cm" svg:x="1.104cm" svg:y="4.953cm">
          <draw:text-box>
            <text:p><text:span text:style-name="T6"><text:s text:c="4"/></text:span><text:span text:style-name="T6">var $httpBackend, scope, ctrl;</text:span></text:p>
            <text:p><text:span text:style-name="T6"><text:s text:c="4"/></text:span><text:span text:style-name="T6">beforeEach(inject(function(_$httpBackend_, $rootScope, $controller) {</text:span></text:p>
            <text:p><text:span text:style-name="T6"><text:s text:c="8"/></text:span><text:span text:style-name="T6">$httpBackend = _$httpBackend_;</text:span></text:p>
            <text:p><text:span text:style-name="T6"><text:s text:c="8"/></text:span><text:span text:style-name="T6">$httpBackend.expectGET('articles.json').</text:span></text:p>
            <text:p><text:span text:style-name="T6"><text:s text:c="12"/></text:span><text:span text:style-name="T6">respond([</text:span></text:p>
            <text:p><text:span text:style-name="T6"><text:s text:c="15"/></text:span><text:span text:style-name="T6">{title: 'Test Article 1'},</text:span></text:p>
            <text:p><text:span text:style-name="T6"><text:s text:c="15"/></text:span><text:span text:style-name="T6">{title: 'Test Article 2'}</text:span></text:p>
            <text:p><text:span text:style-name="T6"><text:s text:c="12"/></text:span><text:span text:style-name="T6">]);</text:span></text:p>
          </draw:text-box>
        </draw:frame>
        <draw:frame presentation:style-name="pr6" draw:text-style-name="P10" draw:layer="layout" svg:width="25.199cm" svg:height="2.447cm" svg:x="1.405cm" svg:y="12.006cm" presentation:class="title" presentation:user-transformed="true">
          <draw:text-box>
            <text:p text:style-name="P6"><text:span text:style-name="T12">...</text:span></text:p>
          </draw:text-box>
        </draw:frame>
        <draw:frame draw:style-name="gr2" draw:text-style-name="P5" draw:layer="layout" svg:width="25.196cm" svg:height="5.333cm" svg:x="1.105cm" svg:y="14.353cm">
          <draw:text-box>
            <text:p><text:span text:style-name="T6"><text:s text:c="4"/></text:span><text:span text:style-name="T6">it('should create an "articles" model from xhr data', </text:span><text:span text:style-name="T6"><text:line-break/></text:span><text:span text:style-name="T6"> <text:s text:c="7"/>inject(function() {</text:span></text:p>
            <text:p><text:span text:style-name="T6"><text:s text:c="12"/></text:span><text:span text:style-name="T6">expect(scope.articles.length).toBe(0);</text:span></text:p>
            <text:p><text:span text:style-name="T6"><text:s text:c="12"/></text:span><text:span text:style-name="T6">$httpBackend.flush();</text:span></text:p>
            <text:p><text:span text:style-name="T6"><text:s text:c="12"/></text:span><text:span text:style-name="T6">expect(scope.articles.length).toBe(2);</text:span></text:p>
            <text:p><text:span text:style-name="T6"><text:s text:c="4"/></text:span><text:span text:style-name="T6">}));</text:span></text:p>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2" draw:text-style-name="P3" draw:layer="layout" svg:width="16.799cm" svg:height="13.364cm" svg:x="2.1cm" svg:y="14.107cm" presentation:class="notes" presentation:user-transformed="true">
            <draw:text-box>
              <text:p>- <text:s/>inject the controllers and services modules</text:p>
              <text:p>- then we set up all the mock data we will need, creating fake versions of the various services we are injecting</text:p>
              <text:p>- we set up a mock data response. It's better to custom create this to contain the minimum of data you need to test, so it's easier to refactor later</text:p>
              <text:p><text:span text:style-name="T4">- if there were multiple api calls that we had to mock, they would have to be performed in the correct order</text:span></text:p>
              <text:p><text:span text:style-name="T4">- we flush the mock http service we created to mimic the api request being performed</text:span></text:p>
              <text:p>- we add the scope into the controller we are testing</text:p>
            </draw:text-box>
          </draw:frame>
        </presentation:notes>
      </draw:page>
      <draw:page draw:name="page29" draw:style-name="dp3" draw:master-page-name="Default" presentation:presentation-page-layout-name="AL2T1">
        <office:forms form:automatic-focus="false" form:apply-design-mode="false"/>
        <draw:frame presentation:style-name="pr3" draw:layer="layout" svg:width="25.199cm" svg:height="3.506cm" svg:x="1.4cm" svg:y="8.747cm" presentation:class="title" presentation:user-transformed="true">
          <draw:text-box>
            <text:p>getting stuck in</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Prerequisites</text:p>
          </draw:text-box>
        </draw:frame>
        <draw:frame presentation:style-name="pr7" draw:text-style-name="P12" draw:layer="layout" svg:width="25.199cm" svg:height="15.894cm" svg:x="1.401cm" svg:y="3.506cm" presentation:class="title" presentation:user-transformed="true">
          <draw:text-box>
            <text:p text:style-name="P6"><text:span text:style-name="T9">sudo apt-get update ↩</text:span><text:span text:style-name="T9"><text:line-break/></text:span><text:span text:style-name="T9">sudo apt-get install -y python-software-properties</text:span><text:span text:style-name="T9"><text:line-break/></text:span><text:span text:style-name="T9"> <text:s text:c="2"/>python g++ make ↩</text:span><text:span text:style-name="T9"><text:line-break/></text:span><text:span text:style-name="T9">sudo add-apt-repository ppa:chris-lea/node.js ↩</text:span><text:span text:style-name="T9"><text:line-break/></text:span><text:span text:style-name="T9">sudo apt-get update ↩</text:span><text:span text:style-name="T9"><text:line-break/></text:span><text:span text:style-name="T9">sudo apt-get install nodejs ↩</text:span><text:span text:style-name="T9"><text:line-break/></text:span><text:span text:style-name="T9"><text:line-break/></text:span><text:span text:style-name="T9"><text:line-break/></text:span><text:span text:style-name="T9"><text:line-break/></text:span><text:span text:style-name="T9">echo 'export CHROME_BIN="/usr/bin/chromium-browser"' </text:span><text:span text:style-name="T9"><text:line-break/></text:span><text:span text:style-name="T9"> <text:s text:c="2"/>&gt;&gt; ~/.bashrc &amp;&amp; source ~/.bashrc ↩</text:span></text:p>
          </draw:text-box>
        </draw:frame>
        <draw:frame draw:style-name="gr2" draw:text-style-name="P14" draw:layer="layout" svg:width="16.4cm" svg:height="1.123cm" svg:x="10.6cm" svg:y="18.877cm">
          <draw:text-box>
            <text:p text:style-name="P13"><text:span text:style-name="T14">↩ </text:span><text:span text:style-name="T14">= press enter here!</text:span></text:p>
          </draw:text-box>
        </draw:frame>
        <draw:frame presentation:style-name="pr3" draw:text-style-name="P8" draw:layer="layout" svg:width="25.199cm" svg:height="3.506cm" svg:x="1.402cm" svg:y="3.447cm" presentation:class="title" presentation:user-transformed="true">
          <draw:text-box>
            <text:p text:style-name="P6"><text:span text:style-name="T3">We need a newer version of node.js to run tests</text:span></text:p>
          </draw:text-box>
        </draw:frame>
        <draw:frame presentation:style-name="pr3" draw:text-style-name="P8" draw:layer="layout" svg:width="25.199cm" svg:height="3.506cm" svg:x="1.403cm" svg:y="12.447cm" presentation:class="title" presentation:user-transformed="true">
          <draw:text-box>
            <text:p text:style-name="P6"><text:span text:style-name="T3">&amp; we want to use Chromium in place of Chrome</text:span></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Grab the project</text:p>
          </draw:text-box>
        </draw:frame>
        <draw:frame presentation:style-name="pr8" draw:text-style-name="P12" draw:layer="layout" svg:width="25.199cm" svg:height="13cm" svg:x="1.401cm" svg:y="3.4cm" presentation:class="title" presentation:user-transformed="true">
          <draw:text-box>
            <text:p xml:id="id7" text:id="id7" text:style-name="P6"><text:span text:style-name="T7">cd ~ ↩</text:span><text:span text:style-name="T7"><text:line-break/></text:span><text:span text:style-name="T7"><text:line-break/></text:span><text:span text:style-name="T15">git clone </text:span><text:span text:style-name="T15"><text:a xlink:href="https://github.com/jenofdoom/intro-to-angularjs.git" xlink:type="simple">https://github.com/jenofdoom/intro-to-angularjs.git</text:a></text:span><text:span text:style-name="T15"> intro-to-angular</text:span><text:span text:style-name="T7"> ↩</text:span><text:span text:style-name="T7"><text:line-break/></text:span><text:span text:style-name="T7"><text:line-break/></text:span><text:span text:style-name="T7">cd intro-to-angular ↩</text:span><text:span text:style-name="T9"><text:line-break/></text:span><text:span text:style-name="T7"><text:line-break/></text:span><text:span text:style-name="T7">npm install ↩</text:span><text:span text:style-name="T7"><text:line-break/></text:span><text:span text:style-name="T7"><text:line-break/></text:span><text:span text:style-name="T7">npm start ↩</text:span></text:p>
          </draw:text-box>
        </draw:frame>
        <draw:frame presentation:style-name="pr3" draw:text-style-name="P8" draw:layer="layout" svg:width="25.199cm" svg:height="3.506cm" svg:x="1.404cm" svg:y="16.447cm" presentation:class="title" presentation:user-transformed="true">
          <draw:text-box>
            <text:p text:style-name="P6"><text:span text:style-name="T3">Browse to </text:span><text:span text:style-name="T3"><text:a xlink:href="http://localhost:8000/app/index.html" xlink:type="simple">http://localhost:8000/app/index.html</text:a></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1" presentation:class="page"/>
          <draw:frame presentation:style-name="pr2" draw:text-style-name="P3" draw:layer="layout" svg:width="16.799cm" svg:height="13.364cm" svg:x="2.1cm" svg:y="14.107cm" presentation:class="notes">
            <draw:text-box>
              <text:p text:style-name="P3">Based on Angular Seed</text:p>
            </draw:text-box>
          </draw:frame>
        </presentation:notes>
      </draw:page>
      <draw:page draw:name="page32"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 text:style-name="P15"><text:span text:style-name="T16">Sidenote:</text:span></text:p>
            <text:p text:style-name="P15"><text:span text:style-name="T17">Use the docs!</text:span></text:p>
            <text:p text:style-name="P15"><text:span text:style-name="T5"/></text:p>
            <text:p text:style-name="P15"><text:span text:style-name="T18"><text:a xlink:href="http://docs.angularjs.org/api/" xlink:type="simple">http://docs.angularjs.org/api/</text:a></text:span></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Built-in directives</text:span></text:p>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2" draw:text-style-name="P3" draw:layer="layout" svg:width="16.799cm" svg:height="13.364cm" svg:x="2.1cm" svg:y="14.107cm" presentation:class="notes">
            <draw:text-box>
              <text:p><text:span text:style-name="T4">- LOTS of built in cool things you can do</text:span></text:p>
              <text:p><text:span text:style-name="T4">- better to show you than to tell you</text:span></text:p>
            </draw:text-box>
          </draw:frame>
        </presentation:notes>
      </draw:page>
      <draw:page draw:name="page34"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repeat</text:p>
          </draw:text-box>
        </draw:frame>
        <draw:frame presentation:style-name="pr6" draw:text-style-name="P8" draw:layer="layout" svg:width="25.199cm" svg:height="2.447cm" svg:x="1.404cm" svg:y="4.606cm" presentation:class="title" presentation:user-transformed="true">
          <draw:text-box>
            <text:p text:style-name="P6"><text:span text:style-name="T3">view1/view1.html</text:span></text:p>
          </draw:text-box>
        </draw:frame>
        <draw:frame draw:style-name="gr2" draw:text-style-name="P5" draw:layer="layout" svg:width="25.196cm" svg:height="5.333cm" svg:x="1.104cm" svg:y="6.953cm">
          <draw:text-box>
            <text:p><text:span text:style-name="T6">&lt;ul&gt;</text:span></text:p>
            <text:p><text:span text:style-name="T6"><text:s text:c="4"/></text:span><text:span text:style-name="T6">&lt;li ng-repeat='article in articles'&gt;</text:span></text:p>
            <text:p><text:span text:style-name="T6"><text:s text:c="9"/>“</text:span><text:span text:style-name="T6">{{ article.title }}” by <text:s text:c="6"/></text:span></text:p>
            <text:p><text:span text:style-name="T6"><text:s text:c="9"/></text:span><text:span text:style-name="T6">{{ article.authors }}</text:span></text:p>
            <text:p><text:span text:style-name="T6"><text:s text:c="4"/></text:span><text:span text:style-name="T6">&lt;/li&gt;</text:span></text:p>
            <text:p><text:span text:style-name="T6">&lt;/ul&gt;</text:span></text:p>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2" draw:text-style-name="P3" draw:layer="layout" svg:width="16.799cm" svg:height="13.364cm" svg:x="2.1cm" svg:y="14.107cm" presentation:class="notes" presentation:user-transformed="true">
            <draw:text-box>
              <text:p>- Essentially a for each loop</text:p>
              <text:p>- Creates a child scope for 'article' that is descended from $scope</text:p>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show</text:p>
          </draw:text-box>
        </draw:frame>
        <draw:frame presentation:style-name="pr6" draw:text-style-name="P8" draw:layer="layout" svg:width="25.199cm" svg:height="2.447cm" svg:x="1.404cm" svg:y="4.606cm" presentation:class="title" presentation:user-transformed="true">
          <draw:text-box>
            <text:p text:style-name="P6"><text:span text:style-name="T3">view1/view1.html</text:span></text:p>
          </draw:text-box>
        </draw:frame>
        <draw:frame draw:style-name="gr2" draw:text-style-name="P5" draw:layer="layout" svg:width="25.196cm" svg:height="7.874cm" svg:x="1.104cm" svg:y="6.953cm">
          <draw:text-box>
            <text:p><text:span text:style-name="T6">&lt;ul&gt;</text:span></text:p>
            <text:p><text:span text:style-name="T6"><text:s text:c="4"/></text:span><text:span text:style-name="T6">&lt;li </text:span></text:p>
            <text:p><text:span text:style-name="T6"><text:s text:c="7"/></text:span><text:span text:style-name="T6">ng-repeat='article in articles'</text:span></text:p>
            <text:p><text:span text:style-name="T6"><text:s text:c="7"/></text:span><text:span text:style-name="T6">ng-show='!article.archived'</text:span></text:p>
            <text:p><text:span text:style-name="T6"><text:s text:c="4"/></text:span><text:span text:style-name="T6">&gt;</text:span></text:p>
            <text:p><text:span text:style-name="T6"><text:s text:c="9"/>“</text:span><text:span text:style-name="T6">{{ article.title }}” by <text:s text:c="6"/></text:span></text:p>
            <text:p><text:span text:style-name="T6"><text:s text:c="9"/></text:span><text:span text:style-name="T6">{{ article.authors }}</text:span></text:p>
            <text:p><text:span text:style-name="T6"><text:s text:c="4"/></text:span><text:span text:style-name="T6">&lt;/li&gt;</text:span></text:p>
            <text:p><text:span text:style-name="T6">&lt;/ul&gt;</text:span></text:p>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2" draw:text-style-name="P3" draw:layer="layout" svg:width="16.799cm" svg:height="13.364cm" svg:x="2.1cm" svg:y="14.107cm" presentation:class="notes" presentation:user-transformed="true">
            <draw:text-box>
              <text:p>- ng-show adds an inline 'display:none' style to the element</text:p>
              <text:p>- the attribute is evaluated as either true or false and displayed accordingly</text:p>
              <text:p>- if you really need the element to not be there, use ng-if or ng-switch instead (but be aware these have <text:s/>more performance implications as removing elements from the DOM is costly)</text:p>
              <text:p/>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class</text:p>
          </draw:text-box>
        </draw:frame>
        <draw:frame presentation:style-name="pr6" draw:text-style-name="P8" draw:layer="layout" svg:width="25.199cm" svg:height="2.447cm" svg:x="1.404cm" svg:y="3.606cm" presentation:class="title" presentation:user-transformed="true">
          <draw:text-box>
            <text:p text:style-name="P6"><text:span text:style-name="T3">view1/view1.html</text:span></text:p>
          </draw:text-box>
        </draw:frame>
        <draw:frame draw:style-name="gr2" draw:text-style-name="P5" draw:layer="layout" svg:width="25.196cm" svg:height="7.874cm" svg:x="1.104cm" svg:y="5.953cm">
          <draw:text-box>
            <text:p><text:span text:style-name="T6">&lt;ul&gt;</text:span></text:p>
            <text:p><text:span text:style-name="T6"><text:s text:c="4"/></text:span><text:span text:style-name="T6">&lt;li </text:span></text:p>
            <text:p><text:span text:style-name="T6"><text:s text:c="7"/></text:span><text:span text:style-name="T6">ng-repeat='article in articles'</text:span></text:p>
            <text:p><text:span text:style-name="T6"><text:s text:c="7"/></text:span><text:span text:style-name="T6">ng-class='{archived:article.archived}'</text:span></text:p>
            <text:p><text:span text:style-name="T6"><text:s text:c="4"/></text:span><text:span text:style-name="T6">&gt;</text:span></text:p>
            <text:p><text:span text:style-name="T6"><text:s text:c="9"/>“</text:span><text:span text:style-name="T6">{{ article.title }}” by <text:s text:c="6"/></text:span></text:p>
            <text:p><text:span text:style-name="T6"><text:s text:c="9"/></text:span><text:span text:style-name="T6">{{ article.authors }}</text:span></text:p>
            <text:p><text:span text:style-name="T6"><text:s text:c="4"/></text:span><text:span text:style-name="T6">&lt;/li&gt;</text:span></text:p>
            <text:p><text:span text:style-name="T6">&lt;/ul&gt;</text:span></text:p>
          </draw:text-box>
        </draw:frame>
        <draw:frame presentation:style-name="pr6" draw:text-style-name="P8" draw:layer="layout" svg:width="25.199cm" svg:height="2.447cm" svg:x="1.405cm" svg:y="14.607cm" presentation:class="title" presentation:user-transformed="true">
          <draw:text-box>
            <text:p text:style-name="P6"><text:span text:style-name="T3">app.css</text:span></text:p>
          </draw:text-box>
        </draw:frame>
        <draw:frame draw:style-name="gr2" draw:text-style-name="P5" draw:layer="layout" svg:width="25.196cm" svg:height="2.792cm" svg:x="1.105cm" svg:y="16.954cm">
          <draw:text-box>
            <text:p><text:span text:style-name="T6">.archived {</text:span></text:p>
            <text:p><text:span text:style-name="T6"><text:s text:c="2"/></text:span><text:span text:style-name="T6">color:gray;</text:span></text:p>
            <text:p><text:span text:style-name="T6">}</text:span></text:p>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2" draw:text-style-name="P3" draw:layer="layout" svg:width="16.799cm" svg:height="13.364cm" svg:x="2.1cm" svg:y="14.107cm" presentation:class="notes" presentation:user-transformed="true">
            <draw:text-box>
              <text:p>- swap out the ng-show for an ng-class</text:p>
              <text:p>- the key is the name of the class you want to get added, the value is the expression that will be evaluated as true or false to see if the class should be applied</text:p>
              <text:p/>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src</text:p>
          </draw:text-box>
        </draw:frame>
        <draw:frame presentation:style-name="pr6" draw:text-style-name="P8" draw:layer="layout" svg:width="25.199cm" svg:height="2.447cm" svg:x="1.404cm" svg:y="3.106cm" presentation:class="title" presentation:user-transformed="true">
          <draw:text-box>
            <text:p text:style-name="P6"><text:span text:style-name="T3">view1/view1.html</text:span></text:p>
          </draw:text-box>
        </draw:frame>
        <draw:frame draw:style-name="gr2" draw:text-style-name="P5" draw:layer="layout" svg:width="25.196cm" svg:height="8.721cm" svg:x="1.104cm" svg:y="5.453cm">
          <draw:text-box>
            <text:p><text:span text:style-name="T6">&lt;ul class='articles'&gt;</text:span></text:p>
            <text:p><text:span text:style-name="T6"><text:s text:c="4"/></text:span><text:span text:style-name="T6">&lt;li </text:span></text:p>
            <text:p><text:span text:style-name="T6"><text:s text:c="7"/></text:span><text:span text:style-name="T6">ng-repeat='article in articles'</text:span></text:p>
            <text:p><text:span text:style-name="T6"><text:s text:c="7"/></text:span><text:span text:style-name="T6">ng-class='{archived:article.archived}'</text:span></text:p>
            <text:p><text:span text:style-name="T6"><text:s text:c="4"/></text:span><text:span text:style-name="T6">&gt;</text:span></text:p>
            <text:p><text:span text:style-name="T6"><text:s text:c="9"/></text:span><text:span text:style-name="T6">&lt;img ng-src="{{ article.icon }}"&gt;&lt;br&gt;</text:span></text:p>
            <text:p><text:span text:style-name="T6"><text:s text:c="9"/>“</text:span><text:span text:style-name="T6">{{ article.title }}” by <text:s text:c="6"/></text:span></text:p>
            <text:p><text:span text:style-name="T6"><text:s text:c="9"/></text:span><text:span text:style-name="T6">{{ article.authors }}</text:span></text:p>
            <text:p><text:span text:style-name="T6"><text:s text:c="4"/></text:span><text:span text:style-name="T6">&lt;/li&gt;</text:span></text:p>
            <text:p><text:span text:style-name="T6">&lt;/ul&gt;</text:span></text:p>
          </draw:text-box>
        </draw:frame>
        <draw:frame presentation:style-name="pr6" draw:text-style-name="P8" draw:layer="layout" svg:width="25.199cm" svg:height="2.447cm" svg:x="1.405cm" svg:y="14.107cm" presentation:class="title" presentation:user-transformed="true">
          <draw:text-box>
            <text:p text:style-name="P6"><text:span text:style-name="T3">app.css</text:span></text:p>
          </draw:text-box>
        </draw:frame>
        <draw:frame draw:style-name="gr2" draw:text-style-name="P5" draw:layer="layout" svg:width="25.196cm" svg:height="3.639cm" svg:x="1.105cm" svg:y="16.454cm">
          <draw:text-box>
            <text:p><text:span text:style-name="T6">.articles li {</text:span></text:p>
            <text:p><text:span text:style-name="T6"><text:s text:c="2"/></text:span><text:span text:style-name="T6">list-style-type:none;</text:span></text:p>
            <text:p><text:span text:style-name="T6"><text:s text:c="2"/></text:span><text:span text:style-name="T6">margin-bottom:20px;</text:span></text:p>
            <text:p><text:span text:style-name="T6">}</text:span></text:p>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2" draw:text-style-name="P3" draw:layer="layout" svg:width="16.799cm" svg:height="13.364cm" svg:x="2.1cm" svg:y="14.107cm" presentation:class="notes" presentation:user-transformed="true">
            <draw:text-box>
              <text:p>- rather than using a regular src attribute, where there <text:s/>are variables that must be evaluated we want to use ng-src instead – this prevents a broken HTTP request from occuring</text:p>
              <text:p>- let's make the list at least a tiny bit less ugly while we're at it – add a class to the ul and a tiny bit more css</text:p>
              <text:p/>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click</text:p>
          </draw:text-box>
        </draw:frame>
        <draw:frame presentation:style-name="pr6" draw:text-style-name="P8" draw:layer="layout" svg:width="25.199cm" svg:height="2.447cm" svg:x="1.404cm" svg:y="4.106cm" presentation:class="title" presentation:user-transformed="true">
          <draw:text-box>
            <text:p text:style-name="P6"><text:span text:style-name="T3">view1/view1.html</text:span></text:p>
          </draw:text-box>
        </draw:frame>
        <draw:frame draw:style-name="gr2" draw:text-style-name="P5" draw:layer="layout" svg:width="25.196cm" svg:height="12.109cm" svg:x="1.104cm" svg:y="6.453cm">
          <draw:text-box>
            <text:p><text:span text:style-name="T6">&lt;p&gt;&lt;a ng-click="hideAuthors = true"&gt;Hide authors&lt;/a&gt;&lt;p&gt;</text:span></text:p>
            <text:p><text:span text:style-name="T6"/></text:p>
            <text:p><text:span text:style-name="T6">&lt;ul class='articles'&gt;</text:span></text:p>
            <text:p><text:span text:style-name="T6"><text:s text:c="4"/></text:span><text:span text:style-name="T6">&lt;li </text:span></text:p>
            <text:p><text:span text:style-name="T6"><text:s text:c="7"/></text:span><text:span text:style-name="T6">ng-repeat='article in articles'</text:span></text:p>
            <text:p><text:span text:style-name="T6"><text:s text:c="7"/></text:span><text:span text:style-name="T6">ng-class='{archived:article.archived}'</text:span></text:p>
            <text:p><text:span text:style-name="T6"><text:s text:c="4"/></text:span><text:span text:style-name="T6">&gt;</text:span></text:p>
            <text:p><text:span text:style-name="T6"><text:s text:c="9"/></text:span><text:span text:style-name="T6">&lt;img ng-src="{{ article.icon }}"&gt;&lt;br&gt;</text:span></text:p>
            <text:p><text:span text:style-name="T6"><text:s text:c="9"/>“</text:span><text:span text:style-name="T6">{{ article.title }}” </text:span></text:p>
            <text:p><text:span text:style-name="T6"><text:s text:c="9"/></text:span><text:span text:style-name="T6">&lt;span ng-show='!hideAuthors'&gt;</text:span></text:p>
            <text:p><text:span text:style-name="T6"><text:tab/></text:span><text:span text:style-name="T6"><text:tab/></text:span><text:span text:style-name="T6"><text:tab/></text:span><text:span text:style-name="T6"><text:tab/></text:span><text:span text:style-name="T6">by {{ article.authors }}</text:span></text:p>
            <text:p><text:span text:style-name="T6"><text:tab/></text:span><text:span text:style-name="T6"><text:tab/></text:span><text:span text:style-name="T6"><text:tab/></text:span><text:span text:style-name="T6">&lt;/span&gt;</text:span></text:p>
            <text:p><text:span text:style-name="T6"><text:s text:c="4"/></text:span><text:span text:style-name="T6">&lt;/li&gt;</text:span></text:p>
            <text:p><text:span text:style-name="T6">&lt;/ul&gt;</text:span></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2" draw:text-style-name="P3" draw:layer="layout" svg:width="16.799cm" svg:height="13.364cm" svg:x="2.1cm" svg:y="14.107cm" presentation:class="notes" presentation:user-transformed="true">
            <draw:text-box>
              <text:p><text:span text:style-name="T4">- we can use a ng-click to set the variable in scope the the ng-show further down is evaluating</text:span></text:p>
              <text:p><text:span text:style-name="T4">- it's better to do !hideAuthors as opposed to showAuthors because we want the authors to be shown initially on page load</text:span></text:p>
              <text:p><text:span text:style-name="T4">- note this is only hiding the author info, right now we don't have a way of turning it back on again unless we reload the page</text:span></text:p>
              <text:p><text:span text:style-name="T4"/></text:p>
            </draw:text-box>
          </draw:frame>
        </presentation:notes>
      </draw:page>
      <draw:page draw:name="page39"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A little more styling...</text:p>
          </draw:text-box>
        </draw:frame>
        <draw:frame presentation:style-name="pr6" draw:text-style-name="P8" draw:layer="layout" svg:width="25.199cm" svg:height="2.447cm" svg:x="1.405cm" svg:y="4.107cm" presentation:class="title" presentation:user-transformed="true">
          <draw:text-box>
            <text:p text:style-name="P6"><text:span text:style-name="T3">app.css</text:span></text:p>
          </draw:text-box>
        </draw:frame>
        <draw:frame draw:style-name="gr2" draw:text-style-name="P5" draw:layer="layout" svg:width="25.196cm" svg:height="12.109cm" svg:x="1.105cm" svg:y="6.454cm">
          <draw:text-box>
            <text:p><text:span text:style-name="T6">.articles {</text:span></text:p>
            <text:p><text:span text:style-name="T6"><text:s text:c="2"/></text:span><text:span text:style-name="T6">padding-left:0;</text:span></text:p>
            <text:p><text:span text:style-name="T6">}</text:span></text:p>
            <text:p><text:span text:style-name="T6"/></text:p>
            <text:p><text:span text:style-name="T6">a[ng-click] {</text:span></text:p>
            <text:p><text:span text:style-name="T6"><text:s text:c="2"/></text:span><text:span text:style-name="T6">color:blue;</text:span></text:p>
            <text:p><text:span text:style-name="T6"><text:s text:c="2"/></text:span><text:span text:style-name="T6">text-decoration: underline;</text:span></text:p>
            <text:p><text:span text:style-name="T6"><text:s text:c="2"/></text:span><text:span text:style-name="T6">cursor:pointer;</text:span></text:p>
            <text:p><text:span text:style-name="T6">}</text:span></text:p>
            <text:p><text:span text:style-name="T6"/></text:p>
            <text:p><text:span text:style-name="T6">body {</text:span></text:p>
            <text:p><text:span text:style-name="T6"><text:s text:c="4"/></text:span><text:span text:style-name="T6">padding:20px;</text:span></text:p>
            <text:p><text:span text:style-name="T6">}</text:span></text:p>
            <text:p><text:span text:style-name="T6"/></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2" draw:text-style-name="P3" draw:layer="layout" svg:width="16.799cm" svg:height="13.364cm" svg:x="2.1cm" svg:y="14.107cm" presentation:class="notes" presentation:user-transformed="true">
            <draw:text-box>
              <text:p><text:span text:style-name="T4">- we probably should have used a button element rather than a link</text:span></text:p>
              <text:p><text:span text:style-name="T4"/></text:p>
            </draw:text-box>
          </draw:frame>
        </presentation:notes>
      </draw:page>
      <draw:page draw:name="page40"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Built-in filters</text:span></text:p>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limitTo</text:p>
          </draw:text-box>
        </draw:frame>
        <draw:frame presentation:style-name="pr6" draw:text-style-name="P8" draw:layer="layout" svg:width="25.199cm" svg:height="2.447cm" svg:x="1.404cm" svg:y="4.106cm" presentation:class="title" presentation:user-transformed="true">
          <draw:text-box>
            <text:p text:style-name="P6"><text:span text:style-name="T3">view1/view1.html</text:span></text:p>
          </draw:text-box>
        </draw:frame>
        <draw:frame draw:style-name="gr2" draw:text-style-name="P5" draw:layer="layout" svg:width="25.196cm" svg:height="11.262cm" svg:x="1.104cm" svg:y="6.453cm">
          <draw:text-box>
            <text:p><text:span text:style-name="T6"/></text:p>
            <text:p><text:span text:style-name="T6">&lt;ul class='articles'&gt;</text:span></text:p>
            <text:p><text:span text:style-name="T6"><text:s text:c="4"/></text:span><text:span text:style-name="T6">&lt;li </text:span></text:p>
            <text:p><text:span text:style-name="T6"><text:s text:c="7"/></text:span><text:span text:style-name="T6">ng-repeat='article in articles | limitTo:5'</text:span></text:p>
            <text:p><text:span text:style-name="T6"><text:s text:c="7"/></text:span><text:span text:style-name="T6">ng-class='{archived:article.archived}'</text:span></text:p>
            <text:p><text:span text:style-name="T6"><text:s text:c="4"/></text:span><text:span text:style-name="T6">&gt;</text:span></text:p>
            <text:p><text:span text:style-name="T6"><text:s text:c="9"/></text:span><text:span text:style-name="T6">&lt;img ng-src="{{ article.icon }}"&gt;&lt;br&gt;</text:span></text:p>
            <text:p><text:span text:style-name="T6"><text:s text:c="9"/>“</text:span><text:span text:style-name="T6">{{ article.title }}” </text:span></text:p>
            <text:p><text:span text:style-name="T6"><text:s text:c="9"/></text:span><text:span text:style-name="T6">&lt;span ng-show='!hideAuthors'&gt;</text:span></text:p>
            <text:p><text:span text:style-name="T6"><text:tab/></text:span><text:span text:style-name="T6"><text:tab/></text:span><text:span text:style-name="T6"><text:tab/></text:span><text:span text:style-name="T6"><text:tab/></text:span><text:span text:style-name="T6">by {{ article.authors }}</text:span></text:p>
            <text:p><text:span text:style-name="T6"><text:tab/></text:span><text:span text:style-name="T6"><text:tab/></text:span><text:span text:style-name="T6"><text:tab/></text:span><text:span text:style-name="T6">&lt;/span&gt;</text:span></text:p>
            <text:p><text:span text:style-name="T6"><text:s text:c="4"/></text:span><text:span text:style-name="T6">&lt;/li&gt;</text:span></text:p>
            <text:p><text:span text:style-name="T6">&lt;/ul&gt;</text:span></text:p>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2" draw:text-style-name="P3" draw:layer="layout" svg:width="16.799cm" svg:height="13.364cm" svg:x="2.1cm" svg:y="14.107cm" presentation:class="notes" presentation:user-transformed="true">
            <draw:text-box>
              <text:p><text:span text:style-name="T4">- what if we only wanted to show a subset of articles?There are various filters we can chain onto the basic ng-repeat directive. Each filter is chained on using a pipe character</text:span></text:p>
              <text:p><text:span text:style-name="T4">- Limit to 5 articles using the limitTo filter as shown</text:span></text:p>
              <text:p><text:span text:style-name="T4"/></text:p>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filter</text:p>
          </draw:text-box>
        </draw:frame>
        <draw:frame presentation:style-name="pr6" draw:text-style-name="P8" draw:layer="layout" svg:width="25.199cm" svg:height="2.447cm" svg:x="1.404cm" svg:y="4.106cm" presentation:class="title" presentation:user-transformed="true">
          <draw:text-box>
            <text:p text:style-name="P6"><text:span text:style-name="T3">view1/view1.html</text:span></text:p>
          </draw:text-box>
        </draw:frame>
        <draw:frame draw:style-name="gr2" draw:text-style-name="P5" draw:layer="layout" svg:width="25.196cm" svg:height="11.262cm" svg:x="1.104cm" svg:y="6.453cm">
          <draw:text-box>
            <text:p><text:span text:style-name="T6">&lt;p&gt;&lt;label&gt;Search:</text:span></text:p>
            <text:p><text:span text:style-name="T6"><text:tab/></text:span><text:span text:style-name="T6">&lt;input type="search" value="" ng-model="userInput"&gt;</text:span></text:p>
            <text:p><text:span text:style-name="T6">&lt;/label&gt;&lt;/p&gt;</text:span></text:p>
            <text:p><text:span text:style-name="T6"/></text:p>
            <text:p><text:span text:style-name="T6">&lt;p&gt;Searched for: {{ userInput }}&lt;/p&gt;</text:span></text:p>
            <text:p><text:span text:style-name="T6"/></text:p>
            <text:p><text:span text:style-name="T6">&lt;p ng-show="(articles | filter:userInput).length == 0"&gt;&lt;em&gt;No articles found.&lt;/em&gt;&lt;/p&gt;</text:span></text:p>
            <text:p><text:span text:style-name="T6"/></text:p>
            <text:p><text:span text:style-name="T6">&lt;ul class='articles'&gt;</text:span></text:p>
            <text:p><text:span text:style-name="T6"><text:s text:c="4"/></text:span><text:span text:style-name="T6">&lt;li </text:span></text:p>
            <text:p><text:span text:style-name="T6"><text:s text:c="7"/></text:span><text:span text:style-name="T6">ng-repeat='article in articles |</text:span></text:p>
            <text:p><text:span text:style-name="T6"><text:s text:c="18"/></text:span><text:span text:style-name="T6">filter:userInput'</text:span></text:p>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2" draw:text-style-name="P3" draw:layer="layout" svg:width="16.799cm" svg:height="13.364cm" svg:x="2.1cm" svg:y="14.107cm" presentation:class="notes" presentation:user-transformed="true">
            <draw:text-box>
              <text:p><text:span text:style-name="T4">- we can reduce the article list based on user input to a text box that we set up as a ng-model</text:span></text:p>
              <text:p><text:span text:style-name="T4">- as its value changes the two statements that do a filter based on userInput as updated automatically</text:span></text:p>
              <text:p><text:span text:style-name="T4">- setting up two filters that do exactly the same thing like this is a bit wasteful – we could have created another scope variable instead to reuse</text:span></text:p>
              <text:p><text:span text:style-name="T4">- filters can be used within controllers too by passing in the filter module</text:span></text:p>
              <text:p><text:span text:style-name="T4"/></text:p>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Writing an e2e test</text:p>
          </draw:text-box>
        </draw:frame>
        <draw:frame presentation:style-name="pr6" draw:text-style-name="P8" draw:layer="layout" svg:width="25.199cm" svg:height="2.541cm" svg:x="1.404cm" svg:y="4.059cm" presentation:class="title" presentation:user-transformed="true">
          <draw:text-box>
            <text:p text:style-name="P6"><text:span text:style-name="T3">../e2e-tests/scenarios.js – replace <text:s/>“should render view1 when user navigates to /view1”</text:span></text:p>
          </draw:text-box>
        </draw:frame>
        <draw:frame draw:style-name="gr2" draw:text-style-name="P16" draw:layer="layout" svg:width="26.496cm" svg:height="5.939cm" svg:x="1.104cm" svg:y="7.853cm">
          <draw:text-box>
            <text:p><text:span text:style-name="T19">it('reduces the list of articles the user enters a search term', </text:span></text:p>
            <text:p><text:span text:style-name="T19"><text:s text:c="4"/></text:span><text:span text:style-name="T19">function() {</text:span></text:p>
            <text:p><text:span text:style-name="T19"/></text:p>
            <text:p><text:span text:style-name="T19">expect(element.all(by.css('.articles li')).count()).toBeGreaterThan(1);</text:span></text:p>
            <text:p><text:span text:style-name="T19">element(by.css('[ng-model="userInput"]')).sendKeys('Holmes');</text:span></text:p>
            <text:p><text:span text:style-name="T19">expect(element.all(by.css('.articles li')).count()).toBe(1);</text:span></text:p>
            <text:p><text:span text:style-name="T19"/></text:p>
            <text:p><text:span text:style-name="T19">});</text:span></text:p>
          </draw:text-box>
        </draw:frame>
        <draw:frame presentation:style-name="pr6" draw:text-style-name="P8" draw:layer="layout" svg:width="25.199cm" svg:height="4.734cm" svg:x="1.406cm" svg:y="13.862cm" presentation:class="title" presentation:user-transformed="true">
          <draw:text-box>
            <text:p text:style-name="P6"><text:span text:style-name="T3">run unit tests (in a new terminal tab, from root of the project)</text:span><text:span text:style-name="T3"><text:line-break/></text:span><text:span text:style-name="T3"> </text:span><text:span text:style-name="T3"><text:line-break/></text:span><text:span text:style-name="T7">npm run protractor </text:span><text:span text:style-name="T9">↩</text:span></text:p>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2" draw:text-style-name="P3" draw:layer="layout" svg:width="16.799cm" svg:height="13.364cm" svg:x="2.1cm" svg:y="14.107cm" presentation:class="notes" presentation:user-transformed="true">
            <draw:text-box>
              <text:p><text:span text:style-name="T4">- find out more about Jasmine matchers at </text:span><text:span text:style-name="T4"><text:a xlink:href="https://github.com/pivotal/jasmine/wiki/Matchers" xlink:type="simple">https://github.com/pivotal/jasmine/wiki/Matchers</text:a></text:span></text:p>
              <text:p><text:span text:style-name="T4">-note that unlike the AngularJS tutorial, this uses Protractor https://github.com/angular/protracto, which uses WebDriverJS </text:span><text:span text:style-name="T4"><text:a xlink:href="https://code.google.com/p/selenium/wiki/WebDriverJs" xlink:type="simple">https://code.google.com/p/selenium/wiki/WebDriverJs</text:a></text:span><text:span text:style-name="T4"> , which is the JS bindings for Selenium</text:span></text:p>
              <text:p><text:span text:style-name="T4"/></text:p>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orderBy</text:p>
          </draw:text-box>
        </draw:frame>
        <draw:frame presentation:style-name="pr6" draw:text-style-name="P8" draw:layer="layout" svg:width="25.199cm" svg:height="2.447cm" svg:x="1.404cm" svg:y="3.106cm" presentation:class="title" presentation:user-transformed="true">
          <draw:text-box>
            <text:p text:style-name="P6"><text:span text:style-name="T3">view1/view1.html</text:span></text:p>
          </draw:text-box>
        </draw:frame>
        <draw:frame draw:style-name="gr2" draw:text-style-name="P5" draw:layer="layout" svg:width="25.196cm" svg:height="7.874cm" svg:x="1.104cm" svg:y="4.453cm">
          <draw:text-box>
            <text:p><text:span text:style-name="T6"/></text:p>
            <text:p><text:span text:style-name="T6">&lt;p&gt;</text:span></text:p>
            <text:p><text:span text:style-name="T6"><text:tab/></text:span><text:span text:style-name="T6">&lt;a ng-click="alphabetical = !alphabetical"&gt;Change</text:span></text:p>
            <text:p><text:span text:style-name="T6"><text:s text:c="3"/></text:span><text:span text:style-name="T6">sort order&lt;/a&gt;</text:span></text:p>
            <text:p><text:span text:style-name="T6">&lt;p&gt;</text:span></text:p>
            <text:p><text:span text:style-name="T6">&lt;ul class='articles'&gt;</text:span></text:p>
            <text:p><text:span text:style-name="T6"><text:s text:c="4"/></text:span><text:span text:style-name="T6">&lt;li ng-repeat='article in articles |</text:span></text:p>
            <text:p><text:span text:style-name="T6"><text:tab/></text:span><text:span text:style-name="T6"><text:tab/></text:span><text:span text:style-name="T6"> <text:s text:c="12"/></text:span><text:span text:style-name="T6">orderBy:sortOrder(alphabetical)'</text:span></text:p>
            <text:p><text:span text:style-name="T6"/></text:p>
          </draw:text-box>
        </draw:frame>
        <draw:frame presentation:style-name="pr6" draw:text-style-name="P8" draw:layer="layout" svg:width="25.199cm" svg:height="2.447cm" svg:x="1.406cm" svg:y="11.707cm" presentation:class="title" presentation:user-transformed="true">
          <draw:text-box>
            <text:p text:style-name="P6"><text:span text:style-name="T3">view1/view1.js</text:span></text:p>
          </draw:text-box>
        </draw:frame>
        <draw:frame draw:style-name="gr3" draw:text-style-name="P5" draw:layer="layout" svg:width="25.196cm" svg:height="6.18cm" svg:x="1.106cm" svg:y="14.054cm">
          <draw:text-box>
            <text:p><text:span text:style-name="T6">$scope.alphabetical = true;</text:span></text:p>
            <text:p><text:span text:style-name="T6">$scope.sortOrder = <text:s/>function(isAlphabetical) {</text:span></text:p>
            <text:p><text:span text:style-name="T6"><text:s text:c="4"/></text:span><text:span text:style-name="T6">if (isAlphabetical) {</text:span></text:p>
            <text:p><text:span text:style-name="T6"><text:s text:c="8"/></text:span><text:span text:style-name="T6">return ['title', 'published'];</text:span></text:p>
            <text:p><text:span text:style-name="T6"><text:s text:c="4"/></text:span><text:span text:style-name="T6">}</text:span></text:p>
            <text:p><text:span text:style-name="T6"><text:s text:c="4"/></text:span><text:span text:style-name="T6">return ['-title', '-published'];</text:span></text:p>
            <text:p><text:span text:style-name="T6">};</text:span></text:p>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2" draw:text-style-name="P3" draw:layer="layout" svg:width="16.799cm" svg:height="14.329cm" svg:x="2.1cm" svg:y="14.107cm" presentation:class="notes" presentation:user-transformed="true">
            <draw:text-box>
              <text:p><text:span text:style-name="T4">- Theres's a few things going on here</text:span></text:p>
              <text:p><text:span text:style-name="T4">- We have defined the sortOrder as a function in the controller. We pass in the current value of $scope.alphabetical (this will get updated on the fly as the scope variable changes), and then dependning on if it is true or false we return an array of attributes for the Article to use as the sort keys. The first item in the array is the primary sort key, and then if there are duplicate titles we would use the 'published' date as the secondary sort key</text:span></text:p>
              <text:p><text:span text:style-name="T4">- Any sort keys the have a hyphen prepended are used to do the sort in reverse</text:span></text:p>
              <text:p><text:span text:style-name="T4">- We also set up an ng-click link to change $scope.alphabetical to the opposite of what it is currently set as</text:span></text:p>
              <text:p><text:span text:style-name="T4">- And in the controller we set up $scope.alphabetical to be true initially.</text:span></text:p>
              <text:p><text:span text:style-name="T4"/></text:p>
            </draw:text-box>
          </draw:frame>
        </presentation:notes>
      </draw:page>
      <draw:page draw:name="page45"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Writing our own filter</text:span></text:p>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Separating the Author names<text:line-break/>with commas</text:p>
          </draw:text-box>
        </draw:frame>
        <draw:frame presentation:style-name="pr6" draw:text-style-name="P8" draw:layer="layout" svg:width="25.199cm" svg:height="2.447cm" svg:x="1.404cm" svg:y="4.206cm" presentation:class="title" presentation:user-transformed="true">
          <draw:text-box>
            <text:p text:style-name="P6"><text:span text:style-name="T3">view1/view1.html</text:span></text:p>
          </draw:text-box>
        </draw:frame>
        <draw:frame draw:style-name="gr2" draw:text-style-name="P5" draw:layer="layout" svg:width="25.196cm" svg:height="2.792cm" svg:x="1.104cm" svg:y="6.553cm">
          <draw:text-box>
            <text:p><text:span text:style-name="T6">&lt;span ng-show="!hideAuthors"&gt;</text:span></text:p>
            <text:p><text:span text:style-name="T6"><text:tab/></text:span><text:span text:style-name="T6">by {{ article.authors | authorList }}</text:span></text:p>
            <text:p><text:span text:style-name="T6">&lt;/span&gt;</text:span></text:p>
          </draw:text-box>
        </draw:frame>
        <draw:frame presentation:style-name="pr6" draw:text-style-name="P8" draw:layer="layout" svg:width="25.199cm" svg:height="2.447cm" svg:x="1.406cm" svg:y="9.407cm" presentation:class="title" presentation:user-transformed="true">
          <draw:text-box>
            <text:p text:style-name="P6"><text:span text:style-name="T3">new file – components/articles/articles-filters.js</text:span></text:p>
          </draw:text-box>
        </draw:frame>
        <draw:frame draw:style-name="gr3" draw:text-style-name="P5" draw:layer="layout" svg:width="25.196cm" svg:height="7.874cm" svg:x="1.106cm" svg:y="11.754cm">
          <draw:text-box>
            <text:p><text:span text:style-name="T6">'use strict';</text:span></text:p>
            <text:p><text:span text:style-name="T6"/></text:p>
            <text:p><text:span text:style-name="T6">angular.module('myApp.articles.articles-filters', [])</text:span></text:p>
            <text:p><text:span text:style-name="T6"/></text:p>
            <text:p><text:span text:style-name="T6">.filter('authorList', [function(){</text:span></text:p>
            <text:p><text:span text:style-name="T6"><text:s text:c="4"/></text:span><text:span text:style-name="T6">return function(array) {</text:span></text:p>
            <text:p><text:span text:style-name="T6"><text:s text:c="8"/></text:span><text:span text:style-name="T6">return array.join(', ');</text:span></text:p>
            <text:p><text:span text:style-name="T6"><text:s text:c="4"/></text:span><text:span text:style-name="T6">}</text:span></text:p>
            <text:p><text:span text:style-name="T6">}]);</text:span></text:p>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2" draw:text-style-name="P3" draw:layer="layout" svg:width="16.799cm" svg:height="13.364cm" svg:x="2.1cm" svg:y="14.107cm" presentation:class="notes" presentation:user-transformed="true">
            <draw:text-box>
              <text:p><text:span text:style-name="T4">- This is a pretty crude filter, we could make it more sophisticated by putting in some guard code to check an array is being passed in, or to add an 'and' for the final author etc</text:span></text:p>
              <text:p><text:span text:style-name="T4"/></text:p>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Separating the Author names<text:line-break/>with commas, continued</text:p>
          </draw:text-box>
        </draw:frame>
        <draw:frame presentation:style-name="pr6" draw:text-style-name="P8" draw:layer="layout" svg:width="25.199cm" svg:height="2.447cm" svg:x="1.404cm" svg:y="4.206cm" presentation:class="title" presentation:user-transformed="true">
          <draw:text-box>
            <text:p text:style-name="P6"><text:span text:style-name="T3">components/articles/articles.js</text:span></text:p>
          </draw:text-box>
        </draw:frame>
        <draw:frame draw:style-name="gr2" draw:text-style-name="P5" draw:layer="layout" svg:width="25.196cm" svg:height="1.945cm" svg:x="1.104cm" svg:y="6.553cm">
          <draw:text-box>
            <text:p text:style-name="P17"><text:span text:style-name="T6">...</text:span></text:p>
            <text:p text:style-name="P17"><text:span text:style-name="T6"><text:s text:c="2"/></text:span><text:span text:style-name="T6">'myApp.articles.articles-filters'</text:span></text:p>
          </draw:text-box>
        </draw:frame>
        <draw:frame presentation:style-name="pr6" draw:text-style-name="P8" draw:layer="layout" svg:width="25.199cm" svg:height="2.447cm" svg:x="1.406cm" svg:y="9.407cm" presentation:class="title" presentation:user-transformed="true">
          <draw:text-box>
            <text:p text:style-name="P6"><text:span text:style-name="T3">index.html</text:span></text:p>
          </draw:text-box>
        </draw:frame>
        <draw:frame draw:style-name="gr3" draw:text-style-name="P5" draw:layer="layout" svg:width="25.196cm" svg:height="1.647cm" svg:x="1.106cm" svg:y="11.754cm">
          <draw:text-box>
            <text:p text:style-name="P18"><text:span text:style-name="T19">&lt;script src="components/articles/articles-filters.js"&gt;&lt;/script&gt;</text:span></text:p>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2" draw:text-style-name="P3" draw:layer="layout" svg:width="16.799cm" svg:height="13.364cm" svg:x="2.1cm" svg:y="14.107cm" presentation:class="notes" presentation:user-transformed="true">
            <draw:text-box>
              <text:p text:style-name="P3"><text:span text:style-name="T4">- our articles manifest needs updating</text:span></text:p>
              <text:p text:style-name="P3"><text:span text:style-name="T4"/></text:p>
            </draw:text-box>
          </draw:frame>
        </presentation:notes>
      </draw:page>
      <draw:page draw:name="page48"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 text:style-name="P15"><text:span text:style-name="T5">Writing our own directive</text:span></text:p>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Making our article HTML into a directive</text:p>
          </draw:text-box>
        </draw:frame>
        <draw:frame presentation:style-name="pr6" draw:text-style-name="P8" draw:layer="layout" svg:width="25.199cm" svg:height="2.447cm" svg:x="1.404cm" svg:y="3.706cm" presentation:class="title" presentation:user-transformed="true">
          <draw:text-box>
            <text:p text:style-name="P6"><text:span text:style-name="T3">index.html</text:span></text:p>
          </draw:text-box>
        </draw:frame>
        <draw:frame draw:style-name="gr2" draw:text-style-name="P16" draw:layer="layout" svg:width="25.196cm" svg:height="0.962cm" svg:x="1.104cm" svg:y="6.053cm">
          <draw:text-box>
            <text:p text:style-name="P18"><text:span text:style-name="T19">&lt;script src="components/articles/articles-directives.js"&gt;&lt;/script&gt;</text:span></text:p>
          </draw:text-box>
        </draw:frame>
        <draw:frame presentation:style-name="pr6" draw:text-style-name="P8" draw:layer="layout" svg:width="25.199cm" svg:height="2.447cm" svg:x="1.406cm" svg:y="6.807cm" presentation:class="title" presentation:user-transformed="true">
          <draw:text-box>
            <text:p text:style-name="P6"><text:span text:style-name="T3">view1/view1.html</text:span></text:p>
          </draw:text-box>
        </draw:frame>
        <draw:frame draw:style-name="gr3" draw:text-style-name="P5" draw:layer="layout" svg:width="25.196cm" svg:height="6.18cm" svg:x="1.106cm" svg:y="9.154cm">
          <draw:text-box>
            <text:p text:style-name="P17"><text:span text:style-name="T6"><text:s text:c="4"/></text:span><text:span text:style-name="T6">&lt;li</text:span></text:p>
            <text:p text:style-name="P17"><text:span text:style-name="T6"><text:s text:c="7"/></text:span><text:span text:style-name="T6">ng-repeat='article in articles | orderBy:sortOrder(alphabetical) | filter:userInput'</text:span></text:p>
            <text:p text:style-name="P17"><text:span text:style-name="T6"><text:s text:c="7"/></text:span><text:span text:style-name="T6">ng-class='{archived:article.archived}'</text:span></text:p>
            <text:p text:style-name="P17"><text:span text:style-name="T6"><text:s text:c="4"/></text:span><text:span text:style-name="T6">&gt;</text:span></text:p>
            <text:p text:style-name="P17"><text:span text:style-name="T6"><text:s text:c="8"/></text:span><text:span text:style-name="T6">&lt;article&gt;</text:span></text:p>
            <text:p text:style-name="P17"><text:span text:style-name="T6"><text:s text:c="4"/></text:span><text:span text:style-name="T6">&lt;/li&gt;</text:span></text:p>
          </draw:text-box>
        </draw:frame>
        <draw:frame presentation:style-name="pr6" draw:text-style-name="P8" draw:layer="layout" svg:width="25.199cm" svg:height="2.447cm" svg:x="1.407cm" svg:y="15.208cm" presentation:class="title" presentation:user-transformed="true">
          <draw:text-box>
            <text:p text:style-name="P6"><text:span text:style-name="T3">components/articles/article.html</text:span></text:p>
          </draw:text-box>
        </draw:frame>
        <draw:frame draw:style-name="gr3" draw:text-style-name="P5" draw:layer="layout" svg:width="25.196cm" svg:height="2.792cm" svg:x="1.107cm" svg:y="17.255cm">
          <draw:text-box>
            <text:p text:style-name="P17"><text:span text:style-name="T6">&lt;img ng-src="{{ article.icon }}"&gt;&lt;br&gt;“{{ article.title }}”</text:span></text:p>
            <text:p text:style-name="P17"><text:span text:style-name="T6">&lt;span ng-show='!hideAuthors'&gt;by {{ article.authors | authorList }}&lt;/span&gt;</text:span></text:p>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2" draw:text-style-name="P3" draw:layer="layout" svg:width="16.799cm" svg:height="13.364cm" svg:x="2.1cm" svg:y="14.107cm" presentation:class="notes" presentation:user-transformed="true">
            <draw:text-box>
              <text:p text:style-name="P3"><text:span text:style-name="T4">- We'll need a new file for our directives theat we need to wire in to the index page</text:span></text:p>
              <text:p text:style-name="P3"><text:span text:style-name="T4">- We replace the template snippet within our ng-repeat li with our cutom tag. There are a variety of ways we could structure this tag</text:span></text:p>
              <text:p text:style-name="P3"><text:span text:style-name="T4">- The HTML that used to be there now becomes its own template. We could achieve a similar effect to this rather naïve directive by just using a partial template include, but this is a good illustration of a simple directive</text:span></text:p>
              <text:p text:style-name="P3"><text:span text:style-name="T4"/></text:p>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Making our article HTML into a directive, continued</text:p>
          </draw:text-box>
        </draw:frame>
        <draw:frame presentation:style-name="pr6" draw:text-style-name="P8" draw:layer="layout" svg:width="25.199cm" svg:height="2.447cm" svg:x="1.404cm" svg:y="4.206cm" presentation:class="title" presentation:user-transformed="true">
          <draw:text-box>
            <text:p text:style-name="P6"><text:span text:style-name="T3">components/articles/articles.js</text:span></text:p>
          </draw:text-box>
        </draw:frame>
        <draw:frame draw:style-name="gr2" draw:text-style-name="P5" draw:layer="layout" svg:width="25.196cm" svg:height="1.945cm" svg:x="1.104cm" svg:y="6.553cm">
          <draw:text-box>
            <text:p text:style-name="P17"><text:span text:style-name="T6">...</text:span></text:p>
            <text:p text:style-name="P17"><text:span text:style-name="T6"><text:s text:c="2"/></text:span><text:span text:style-name="T6">'myApp.articles.articles-directives'</text:span></text:p>
          </draw:text-box>
        </draw:frame>
        <draw:frame presentation:style-name="pr6" draw:text-style-name="P8" draw:layer="layout" svg:width="25.199cm" svg:height="2.447cm" svg:x="1.406cm" svg:y="9.407cm" presentation:class="title" presentation:user-transformed="true">
          <draw:text-box>
            <text:p text:style-name="P6"><text:span text:style-name="T3">components/articles/articles-directives.js</text:span></text:p>
          </draw:text-box>
        </draw:frame>
        <draw:frame draw:style-name="gr3" draw:text-style-name="P5" draw:layer="layout" svg:width="25.196cm" svg:height="7.874cm" svg:x="1.106cm" svg:y="11.754cm">
          <draw:text-box>
            <text:p text:style-name="P17"><text:span text:style-name="T6">'use strict';</text:span></text:p>
            <text:p text:style-name="P17"><text:span text:style-name="T6"/></text:p>
            <text:p text:style-name="P17"><text:span text:style-name="T6">angular.module('myApp.articles.articles-directives', [])</text:span></text:p>
            <text:p text:style-name="P17"><text:span text:style-name="T6">.directive('article', [function() {</text:span></text:p>
            <text:p text:style-name="P17"><text:span text:style-name="T6"><text:s text:c="2"/></text:span><text:span text:style-name="T6">return {</text:span></text:p>
            <text:p text:style-name="P17"><text:span text:style-name="T6"><text:s text:c="4"/></text:span><text:span text:style-name="T6">restrict: 'E',</text:span></text:p>
            <text:p text:style-name="P17"><text:span text:style-name="T6"><text:s text:c="4"/></text:span><text:span text:style-name="T6">templateUrl: 'components/articles/article.html'</text:span></text:p>
            <text:p text:style-name="P17"><text:span text:style-name="T6"><text:s text:c="2"/></text:span><text:span text:style-name="T6">};</text:span></text:p>
            <text:p text:style-name="P17"><text:span text:style-name="T6">}]);</text:span></text:p>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2" draw:text-style-name="P3" draw:layer="layout" svg:width="16.799cm" svg:height="14.329cm" svg:x="2.1cm" svg:y="14.107cm" presentation:class="notes" presentation:user-transformed="true">
            <draw:text-box>
              <text:p text:style-name="P3"><text:span text:style-name="T4">- our articles manifest needs updating</text:span></text:p>
              <text:p text:style-name="P3"><text:span text:style-name="T4">- our new file contains the directive. There are a few things going on here:</text:span></text:p>
              <text:p text:style-name="P3"><text:span text:style-name="T4"><text:s text:c="3"/></text:span><text:span text:style-name="T4">- this directive is restricted to a particular way of being invoked, via E – elements. If we added A we could invoke it via attributes on regular elements</text:span></text:p>
              <text:p text:style-name="P3"><text:span text:style-name="T4"><text:s text:c="2"/></text:span><text:span text:style-name="T4">- there is no scope specified so we inheirit the parent scope by default. If we wanted this directive to be reusable in lots of place we might consider making the scope isolated</text:span></text:p>
              <text:p text:style-name="P3"><text:span text:style-name="T4"><text:s text:c="2"/></text:span><text:span text:style-name="T4">- we are referencing a template file. We could have just specified a string here rather than a URL. We can also transclude content, wrapping it in other markup. We also might write driectives that handle e.g. events and don't output any markup at all</text:span></text:p>
              <text:p text:style-name="P3"><text:span text:style-name="T4"><text:s text:c="3"/></text:span><text:span text:style-name="T4">- We could have attached controllers to the directive so that it has functionality associated to it</text:span></text:p>
              <text:p text:style-name="P3"><text:span text:style-name="T4"/></text:p>
            </draw:text-box>
          </draw:frame>
        </presentation:notes>
      </draw:page>
      <draw:page draw:name="page51"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Other built in stuff of interest</text:span></text:p>
            <text:p><text:span text:style-name="T5"/></text:p>
            <text:p><text:span text:style-name="T20">Services: </text:span><text:span text:style-name="T21"><text:a xlink:href="http://docs.angularjs.org/api/ng/service/$location" xlink:type="simple">location</text:a></text:span><text:span text:style-name="T20">, </text:span><text:span text:style-name="T21"><text:a xlink:href="http://docs.angularjs.org/api/ng/service/$window" xlink:type="simple">window</text:a></text:span><text:span text:style-name="T20">, </text:span><text:span text:style-name="T21"><text:a xlink:href="http://docs.angularjs.org/api/ng/service/$q" xlink:type="simple">q</text:a></text:span><text:span text:style-name="T20">, </text:span><text:span text:style-name="T21"><text:a xlink:href="http://docs.angularjs.org/api/ng/service/$animate" xlink:type="simple">animate</text:a></text:span><text:span text:style-name="T20">,</text:span><text:span text:style-name="T21"> </text:span><text:span text:style-name="T21"><text:a xlink:href="http://docs.angularjs.org/api/ngSanitize/service/$sanitize" xlink:type="simple">sanitize</text:a></text:span></text:p>
            <text:p><text:span text:style-name="T20">Filters: </text:span><text:span text:style-name="T21"><text:a xlink:href="http://docs.angularjs.org/api/ng/filter/date" xlink:type="simple">date</text:a></text:span><text:span text:style-name="T20">, </text:span><text:span text:style-name="T21"><text:a xlink:href="http://docs.angularjs.org/api/ng/filter/currency" xlink:type="simple">currency</text:a></text:span><text:span text:style-name="T20">, </text:span><text:span text:style-name="T21"><text:a xlink:href="http://docs.angularjs.org/api/ng/filter/lowercase" xlink:type="simple">lowercase</text:a></text:span></text:p>
            <text:p><text:span text:style-name="T20">Directives: </text:span><text:span text:style-name="T21"><text:a xlink:href="http://docs.angularjs.org/api/ng/directive/ngPaste" xlink:type="simple">paste</text:a></text:span><text:span text:style-name="T20">, </text:span><text:span text:style-name="T21"><text:a xlink:href="http://docs.angularjs.org/api/ng/directive/ngSwitch" xlink:type="simple">switch</text:a></text:span><text:span text:style-name="T20">, </text:span><text:span text:style-name="T21"><text:a xlink:href="http://angular-ui.github.io/" xlink:type="simple">angularUI</text:a></text:span></text:p>
            <text:p><text:span text:style-name="T21"/></text:p>
            <text:p><text:span text:style-name="T20">...loads more, </text:span><text:span text:style-name="T21"><text:a xlink:href="http://docs.angularjs.org/guide" xlink:type="simple">read the docs</text:a></text:span><text:span text:style-name="T20">!</text:span></text:p>
            <text:p><text:span text:style-name="T20"/></text:p>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9" draw:text-style-name="P4" draw:layer="layout" svg:width="25.2cm" svg:height="14.927cm" svg:x="1.4cm" svg:y="3.037cm" presentation:class="subtitle" presentation:user-transformed="true">
          <draw:text-box>
            <text:p><text:span text:style-name="T5">Other resources</text:span></text:p>
            <text:p><text:span text:style-name="T5"/></text:p>
            <text:p><text:span text:style-name="T21"><text:a xlink:href="http://docs.angularjs.org/tutorial/index" xlink:type="simple">Official tutorial</text:a></text:span></text:p>
            <text:p><text:span text:style-name="T20"/></text:p>
            <text:p><text:span text:style-name="T21"><text:a xlink:href="http://todomvc.com/architecture-examples/angularjs/" xlink:type="simple">Todo MVC</text:a></text:span></text:p>
            <text:p><text:span text:style-name="T20"/></text:p>
            <text:p><text:span text:style-name="T21"><text:a xlink:href="http://stackoverflow.com/questions/14994391/how-do-i-think-in-angularjs-if-i-have-a-jquery-background" xlink:type="simple">Coming from a jQuery background</text:a></text:span></text:p>
            <text:p><text:span text:style-name="T20"/></text:p>
            <text:p><text:span text:style-name="T21"><text:a xlink:href="https://github.com/jenofdoom/summer-of-tech-js-bootcamp" xlink:type="simple">Very simple todo app, step by step</text:a></text:span></text:p>
            <text:p><text:span text:style-name="T21"/></text:p>
            <text:p><text:span text:style-name="T21"><text:a xlink:href="https://docs.google.com/document/d/1XXMvReO8-Awi1EZXAXS4PzDzdNvV6pGcuaF4Q9821Es/mobilebasic?pli=1" xlink:type="simple">Project structure best practice</text:a></text:span></text:p>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2" draw:text-style-name="P3" draw:layer="layout" svg:width="16.799cm" svg:height="13.364cm" svg:x="2.1cm" svg:y="14.107cm" presentation:class="notes" presentation:user-transformed="true">
            <draw:text-box>
              <text:p><text:span text:style-name="T4"><text:a xlink:href="http://docs.angularjs.org/tutorial/index" xlink:type="simple">http://docs.angularjs.org/tutorial/index</text:a></text:span></text:p>
              <text:p><text:span text:style-name="T4"/></text:p>
              <text:p><text:span text:style-name="T4"><text:a xlink:href="http://todomvc.com/architecture-examples/angularjs/" xlink:type="simple">http://todomvc.com/architecture-examples/angularjs/</text:a></text:span></text:p>
              <text:p><text:span text:style-name="T4"/></text:p>
              <text:p><text:span text:style-name="T4"><text:a xlink:href="http://stackoverflow.com/questions/14994391/how-do-i-think-in-angularjs-if-i-have-a-jquery-background" xlink:type="simple">http://stackoverflow.com/questions/14994391/how-do-i-think-in-angularjs-if-i-have-a-jquery-background</text:a></text:span></text:p>
              <text:p><text:span text:style-name="T4"/></text:p>
              <text:p><text:span text:style-name="T4"><text:a xlink:href="https://github.com/jenofdoom/summer-of-tech-js-bootcamp" xlink:type="simple">https://github.com/jenofdoom/summer-of-tech-js-bootcamp</text:a></text:span></text:p>
              <text:p><text:span text:style-name="T4"/></text:p>
              <text:p><text:span text:style-name="T4"><text:a xlink:href="https://docs.google.com/document/d/1XXMvReO8-Awi1EZXAXS4PzDzdNvV6pGcuaF4Q9821Es/mobilebasic?pli=1" xlink:type="simple">https://docs.google.com/document/d/1XXMvReO8-Awi1EZXAXS4PzDzdNvV6pGcuaF4Q9821Es/mobilebasic?pli=1</text:a></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1" svg:font-family="'Ubuntu Mono'" style:font-pitch="fixed"/>
    <style:font-face style:name="Liberation Sans1" svg:font-family="'Liberation Sans'" style:font-pitch="variable"/>
    <style:font-face style:name="Ubuntu1" svg:font-family="Ubuntu" style:font-pitch="variable"/>
    <style:font-face style:name="Ubuntu Condensed" svg:font-family="'Ubuntu Condensed'"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3333"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center" fo:text-indent="0cm"/>
      <style:text-properties fo:color="#ffffff" style:text-outline="false" style:text-line-through-style="none" style:text-line-through-type="none" style:font-name="Ubuntu1" fo:font-family="Ubuntu"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style:font-name="Ubuntu1" fo:font-family="Ubuntu"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style:font-name="Ubuntu1" fo:font-family="Ubuntu"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style:font-name="Ubuntu1" fo:font-family="Ubuntu"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1" fo:font-family="Ubuntu"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2cm" svg:height="12.18cm" svg:x="1.4cm" svg:y="4.914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n </meta:initial-creator>
    <meta:creation-date>2014-02-24T12:21:16</meta:creation-date>
    <dc:date>2014-10-17T10:28:14.083270578</dc:date>
    <dc:creator>Jen </dc:creator>
    <meta:editing-duration>P3DT14H55M50S</meta:editing-duration>
    <meta:editing-cycles>40</meta:editing-cycles>
    <meta:generator>LibreOffice/4.2.6.3$Linux_X86_64 LibreOffice_project/420m0$Build-3</meta:generator>
    <meta:printed-by>Jen </meta:printed-by>
    <meta:print-date>2014-10-14T20:16:26.023488572</meta:print-date>
    <meta:document-statistic meta:object-count="263"/>
  </office:meta>
</office:document-meta>
</file>